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line-height-at-least="0.3335in"/>
    </style:style>
    <style:style style:name="P2" style:family="paragraph" style:parent-style-name="Standard">
      <style:paragraph-properties fo:margin-top="0in" fo:margin-bottom="0in" fo:line-height="100%"/>
      <style:text-properties fo:color="#4d4f51" style:font-name="inherit" fo:font-size="10.5pt" style:font-name-asian="Times New Roman1" style:font-size-asian="10.5pt" style:font-name-complex="Times New Roman1" style:font-size-complex="10.5pt"/>
    </style:style>
    <style:style style:name="P3" style:family="paragraph" style:parent-style-name="Standard">
      <style:paragraph-properties fo:margin-top="0in" fo:margin-bottom="0in" style:line-height-at-least="0.25in"/>
      <style:text-properties fo:color="#4d4f51" style:font-name="inherit" fo:font-size="13.5pt" fo:font-weight="bold" style:font-name-asian="Times New Roman1" style:font-size-asian="13.5pt" style:font-weight-asian="bold" style:font-name-complex="Times New Roman1" style:font-size-complex="13.5pt" style:font-weight-complex="bold"/>
    </style:style>
    <style:style style:name="P4" style:family="paragraph" style:parent-style-name="Standard">
      <style:paragraph-properties fo:margin-top="0in" fo:margin-bottom="0in" style:line-height-at-least="0.3335in"/>
      <style:text-properties fo:color="#232629" style:font-name="inherit" fo:font-size="13.5pt" fo:font-weight="bold" style:font-name-asian="Times New Roman1" style:font-size-asian="13.5pt" style:font-weight-asian="bold" style:font-name-complex="Times New Roman1" style:font-size-complex="13.5pt" style:font-weight-complex="bold"/>
    </style:style>
    <style:style style:name="P5" style:family="paragraph" style:parent-style-name="Standard">
      <style:paragraph-properties fo:margin-top="0in" fo:margin-bottom="0in" style:line-height-at-least="0.3335in"/>
      <style:text-properties fo:color="#232629" style:font-name="inherit" fo:font-size="13.5pt" style:font-name-asian="Times New Roman1" style:font-size-asian="13.5pt" style:font-name-complex="Times New Roman1" style:font-size-complex="13.5pt"/>
    </style:style>
    <style:style style:name="P6" style:family="paragraph" style:parent-style-name="Standard">
      <style:paragraph-properties fo:margin-top="0in" fo:margin-bottom="0in" style:line-height-at-least="0.25in"/>
      <style:text-properties fo:color="#ffffff" style:font-name="inherit" fo:font-size="9pt" fo:font-style="italic" style:font-name-asian="Times New Roman1" style:font-size-asian="9pt" style:font-style-asian="italic" style:font-name-complex="Times New Roman1" style:font-size-complex="9pt" style:font-style-complex="italic"/>
    </style:style>
    <style:style style:name="P7" style:family="paragraph" style:parent-style-name="Standard">
      <style:paragraph-properties fo:margin-top="0in" fo:margin-bottom="0.3335in" style:line-height-at-least="0.3335in"/>
    </style:style>
    <style:style style:name="P8" style:family="paragraph" style:parent-style-name="Standard">
      <style:paragraph-properties fo:margin-top="0in" fo:margin-bottom="0.3335in" style:line-height-at-least="0.3335in"/>
      <style:text-properties fo:color="#232629" style:font-name="inherit" fo:font-size="13.5pt" style:font-name-asian="Times New Roman1" style:font-size-asian="13.5pt" style:font-name-complex="Times New Roman1" style:font-size-complex="13.5pt"/>
    </style:style>
    <style:style style:name="P9" style:family="paragraph" style:parent-style-name="Standard">
      <style:paragraph-properties fo:margin-top="0in" fo:margin-bottom="0.3335in" style:line-height-at-least="0.3335in"/>
      <style:text-properties fo:color="#232629" style:font-name="inherit" fo:font-size="13.5pt" fo:font-weight="bold" style:font-name-asian="Times New Roman1" style:font-size-asian="13.5pt" style:font-weight-asian="bold" style:font-name-complex="Times New Roman1" style:font-size-complex="13.5pt" style:font-weight-complex="bold"/>
    </style:style>
    <style:style style:name="P10" style:family="paragraph" style:parent-style-name="Standard">
      <style:paragraph-properties fo:margin-top="0in" fo:margin-bottom="0.3335in" style:line-height-at-least="0.3335in"/>
      <style:text-properties fo:color="#800000" style:font-name="inherit" fo:font-size="15pt" fo:font-style="normal" fo:font-weight="bold" style:font-name-asian="Times New Roman1" style:font-size-asian="15pt" style:font-style-asian="normal" style:font-weight-asian="bold" style:font-name-complex="Times New Roman1" style:font-size-complex="15pt" style:font-style-complex="normal" style:font-weight-complex="bold"/>
    </style:style>
    <style:style style:name="P11" style:family="paragraph" style:parent-style-name="Standard">
      <style:paragraph-properties fo:margin-top="0in" fo:margin-bottom="0.3335in" style:line-height-at-least="0.3335in"/>
      <style:text-properties fo:color="#800000" style:font-name="inherit" fo:font-size="15pt" fo:font-weight="bold" style:font-name-asian="Times New Roman1" style:font-size-asian="15pt" style:font-weight-asian="bold" style:font-name-complex="Times New Roman1" style:font-size-complex="15pt" style:font-weight-complex="bold"/>
    </style:style>
    <style:style style:name="P12" style:family="paragraph" style:parent-style-name="Standard">
      <style:paragraph-properties fo:margin-top="0in" fo:margin-bottom="0.3335in" style:line-height-at-least="0.3335in"/>
      <style:text-properties fo:color="#800000" style:font-name="inherit" fo:font-size="13.5pt" fo:font-weight="bold" style:font-name-asian="Times New Roman1" style:font-size-asian="13.5pt" style:font-weight-asian="bold" style:font-name-complex="Times New Roman1" style:font-size-complex="13.5pt" style:font-weight-complex="bold"/>
    </style:style>
    <style:style style:name="P13" style:family="paragraph" style:parent-style-name="Standard">
      <style:paragraph-properties fo:margin-top="0in" fo:margin-bottom="0.3335in" style:line-height-at-least="0.3335in"/>
      <style:text-properties fo:color="#800000" style:font-name="inherit" fo:font-size="13.5pt" style:font-name-asian="Times New Roman1" style:font-size-asian="13.5pt" style:font-name-complex="Times New Roman1" style:font-size-complex="13.5pt"/>
    </style:style>
    <style:style style:name="P14" style:family="paragraph" style:parent-style-name="Standard">
      <style:paragraph-properties fo:margin-top="0in" fo:margin-bottom="0.3335in" style:line-height-at-least="0.3335in"/>
      <style:text-properties fo:color="#800000" style:font-name="inherit" fo:font-size="13.5pt" fo:font-style="italic" fo:font-weight="bold" style:font-name-asian="Times New Roman1" style:font-size-asian="13.5pt" style:font-style-asian="italic" style:font-weight-asian="bold" style:font-name-complex="Times New Roman1" style:font-size-complex="13.5pt" style:font-style-complex="italic" style:font-weight-complex="bold"/>
    </style:style>
    <style:style style:name="P15" style:family="paragraph" style:parent-style-name="Standard">
      <style:paragraph-properties fo:margin-top="0in" fo:margin-bottom="0.3335in" style:line-height-at-least="0.3335in"/>
      <style:text-properties fo:color="#800000" style:font-name="inherit" fo:font-size="13.5pt" fo:font-weight="normal" style:font-name-asian="Times New Roman1" style:font-size-asian="13.5pt" style:font-weight-asian="normal" style:font-name-complex="Times New Roman1" style:font-size-complex="13.5pt" style:font-weight-complex="normal"/>
    </style:style>
    <style:style style:name="P16" style:family="paragraph" style:parent-style-name="Standard">
      <style:paragraph-properties fo:margin-left="0in" fo:margin-right="0in" fo:margin-top="0in" fo:margin-bottom="0in" style:line-height-at-least="0.3335in" fo:text-indent="0in" style:auto-text-indent="false"/>
      <style:text-properties fo:color="#4d4f51" style:font-name="inherit" fo:font-size="13.5pt" style:font-name-asian="Times New Roman1" style:font-size-asian="13.5pt" style:font-name-complex="Times New Roman1" style:font-size-complex="13.5pt"/>
    </style:style>
    <style:style style:name="P17" style:family="paragraph" style:parent-style-name="Standard" style:master-page-name="Standard">
      <style:paragraph-properties fo:margin-top="0in" fo:margin-bottom="0in" style:line-height-at-least="0.1457in" style:page-number="auto" fo:background-color="#0073b2">
        <style:background-image/>
      </style:paragraph-properties>
    </style:style>
    <style:style style:name="P18" style:family="paragraph" style:parent-style-name="Standard">
      <style:paragraph-properties fo:margin-top="0in" fo:margin-bottom="0in" fo:line-height="100%"/>
    </style:style>
    <style:style style:name="P19" style:family="paragraph" style:parent-style-name="Standard" style:list-style-name="WWNum1">
      <style:paragraph-properties fo:margin-top="0in" fo:margin-bottom="0in" fo:line-height="100%"/>
      <style:text-properties fo:color="#4d4f51" style:font-name="inherit" fo:font-size="10.5pt" style:font-name-asian="Times New Roman1" style:font-size-asian="10.5pt" style:font-name-complex="Times New Roman1" style:font-size-complex="10.5pt"/>
    </style:style>
    <style:style style:name="P20" style:family="paragraph" style:parent-style-name="Standard" style:list-style-name="L4">
      <style:paragraph-properties fo:margin-top="0in" fo:margin-bottom="0in" style:line-height-at-least="0.3335in"/>
      <style:text-properties fo:color="#232629" style:font-name="inherit" fo:font-size="13.5pt" fo:font-weight="bold" style:font-name-asian="Times New Roman1" style:font-size-asian="13.5pt" style:font-weight-asian="bold" style:font-name-complex="Times New Roman1" style:font-size-complex="13.5pt" style:font-weight-complex="bold"/>
    </style:style>
    <style:style style:name="P21" style:family="paragraph" style:parent-style-name="Standard" style:list-style-name="WWNum1">
      <style:paragraph-properties fo:margin-left="0in" fo:margin-right="0in" fo:margin-top="0in" fo:margin-bottom="0in" style:line-height-at-least="0.1354in" fo:text-indent="0in" style:auto-text-indent="false"/>
    </style:style>
    <style:style style:name="P22" style:family="paragraph" style:parent-style-name="Standard" style:list-style-name="WWNum1">
      <style:paragraph-properties fo:margin-left="0in" fo:margin-right="0in" fo:margin-top="0in" fo:margin-bottom="0in" style:line-height-at-least="0.1354in" fo:text-indent="0in" style:auto-text-indent="false"/>
      <style:text-properties fo:color="#4d4f51" style:font-name="inherit" fo:font-size="12pt" style:letter-kerning="true" style:font-name-asian="Times New Roman1" style:font-size-asian="12pt" style:font-name-complex="Times New Roman1" style:font-size-complex="12pt"/>
    </style:style>
    <style:style style:name="P23" style:family="paragraph" style:parent-style-name="Standard" style:list-style-name="WWNum6">
      <style:paragraph-properties fo:margin-left="0in" fo:margin-right="0in" fo:margin-top="0in" fo:margin-bottom="0in" style:line-height-at-least="0.3335in" fo:text-indent="0in" style:auto-text-indent="false"/>
      <style:text-properties fo:color="#4d4f51" style:font-name="inherit" fo:font-size="13.5pt" fo:font-weight="bold" style:font-name-asian="Times New Roman1" style:font-size-asian="13.5pt" style:font-weight-asian="bold" style:font-name-complex="Times New Roman1" style:font-size-complex="13.5pt" style:font-weight-complex="bold"/>
    </style:style>
    <style:style style:name="P24" style:family="paragraph" style:parent-style-name="Standard" style:list-style-name="WWNum5">
      <style:paragraph-properties fo:margin-left="0in" fo:margin-right="0in" fo:margin-top="0in" fo:margin-bottom="0in" style:line-height-at-least="0.3335in" fo:text-indent="0in" style:auto-text-indent="false"/>
      <style:text-properties fo:color="#800000" style:font-name="inherit" fo:font-size="15pt" fo:font-weight="bold" style:font-name-asian="Times New Roman1" style:font-size-asian="15pt" style:font-weight-asian="bold" style:font-name-complex="Times New Roman1" style:font-size-complex="15pt" style:font-weight-complex="bold"/>
    </style:style>
    <style:style style:name="P25" style:family="paragraph" style:parent-style-name="Standard" style:list-style-name="WWNum5">
      <style:paragraph-properties fo:margin-left="0in" fo:margin-right="0in" fo:margin-top="0in" fo:margin-bottom="0in" style:line-height-at-least="0.3335in" fo:text-indent="0in" style:auto-text-indent="false"/>
    </style:style>
    <style:style style:name="P26" style:family="paragraph" style:parent-style-name="Standard" style:list-style-name="WWNum6">
      <style:paragraph-properties fo:margin-left="0in" fo:margin-right="0in" fo:margin-top="0in" fo:margin-bottom="0in" style:line-height-at-least="0.3335in" fo:text-indent="0in" style:auto-text-indent="false"/>
    </style:style>
    <style:style style:name="P27" style:family="paragraph" style:parent-style-name="Standard" style:list-style-name="WWNum11">
      <style:paragraph-properties fo:margin-left="0in" fo:margin-right="0in" fo:margin-top="0in" fo:margin-bottom="0in" style:line-height-at-least="0.3335in" fo:text-indent="0in" style:auto-text-indent="false"/>
    </style:style>
    <style:style style:name="P28" style:family="paragraph" style:parent-style-name="Standard" style:list-style-name="WWNum7">
      <style:paragraph-properties fo:margin-left="0in" fo:margin-right="0in" fo:margin-top="0in" fo:margin-bottom="0.1563in" style:line-height-at-least="0.3335in" fo:text-indent="0in" style:auto-text-indent="false"/>
      <style:text-properties fo:color="#4d4f51" style:font-name="inherit" fo:font-size="13.5pt" style:font-name-asian="Times New Roman1" style:font-size-asian="13.5pt" style:font-name-complex="Times New Roman1" style:font-size-complex="13.5pt"/>
    </style:style>
    <style:style style:name="P29" style:family="paragraph" style:parent-style-name="Standard" style:list-style-name="WWNum8">
      <style:paragraph-properties fo:margin-left="0in" fo:margin-right="0in" fo:margin-top="0in" fo:margin-bottom="0.1563in" style:line-height-at-least="0.3335in" fo:text-indent="0in" style:auto-text-indent="false"/>
      <style:text-properties fo:color="#4d4f51" style:font-name="inherit" fo:font-size="13.5pt" style:font-name-asian="Times New Roman1" style:font-size-asian="13.5pt" style:font-name-complex="Times New Roman1" style:font-size-complex="13.5pt"/>
    </style:style>
    <style:style style:name="P30" style:family="paragraph" style:parent-style-name="Standard" style:list-style-name="WWNum9">
      <style:paragraph-properties fo:margin-left="0in" fo:margin-right="0in" fo:margin-top="0in" fo:margin-bottom="0.1563in" style:line-height-at-least="0.3335in" fo:text-indent="0in" style:auto-text-indent="false"/>
      <style:text-properties fo:color="#4d4f51" style:font-name="inherit" fo:font-size="13.5pt" style:font-name-asian="Times New Roman1" style:font-size-asian="13.5pt" style:font-name-complex="Times New Roman1" style:font-size-complex="13.5pt"/>
    </style:style>
    <style:style style:name="P31" style:family="paragraph" style:parent-style-name="Standard" style:list-style-name="WWNum10">
      <style:paragraph-properties fo:margin-left="0in" fo:margin-right="0in" fo:margin-top="0in" fo:margin-bottom="0.1563in" style:line-height-at-least="0.3335in" fo:text-indent="0in" style:auto-text-indent="false"/>
      <style:text-properties fo:color="#4d4f51" style:font-name="inherit" fo:font-size="13.5pt" style:font-name-asian="Times New Roman1" style:font-size-asian="13.5pt" style:font-name-complex="Times New Roman1" style:font-size-complex="13.5pt"/>
    </style:style>
    <style:style style:name="P32" style:family="paragraph" style:parent-style-name="Standard" style:list-style-name="WWNum12">
      <style:paragraph-properties fo:margin-left="0in" fo:margin-right="0in" fo:margin-top="0in" fo:margin-bottom="0.1563in" style:line-height-at-least="0.3335in" fo:text-indent="0in" style:auto-text-indent="false"/>
      <style:text-properties fo:color="#4d4f51" style:font-name="inherit" fo:font-size="13.5pt" style:font-name-asian="Times New Roman1" style:font-size-asian="13.5pt" style:font-name-complex="Times New Roman1" style:font-size-complex="13.5pt"/>
    </style:style>
    <style:style style:name="P33" style:family="paragraph" style:parent-style-name="Standard" style:list-style-name="WWNum13">
      <style:paragraph-properties fo:margin-left="0in" fo:margin-right="0in" fo:margin-top="0in" fo:margin-bottom="0.1563in" style:line-height-at-least="0.3335in" fo:text-indent="0in" style:auto-text-indent="false"/>
      <style:text-properties fo:color="#4d4f51" style:font-name="inherit" fo:font-size="13.5pt" style:font-name-asian="Times New Roman1" style:font-size-asian="13.5pt" style:font-name-complex="Times New Roman1" style:font-size-complex="13.5pt"/>
    </style:style>
    <style:style style:name="P34" style:family="paragraph" style:parent-style-name="Standard" style:list-style-name="WWNum14">
      <style:paragraph-properties fo:margin-left="0in" fo:margin-right="0in" fo:margin-top="0in" fo:margin-bottom="0.1563in" style:line-height-at-least="0.3335in" fo:text-indent="0in" style:auto-text-indent="false"/>
      <style:text-properties fo:color="#4d4f51" style:font-name="inherit" fo:font-size="13.5pt" style:font-name-asian="Times New Roman1" style:font-size-asian="13.5pt" style:font-name-complex="Times New Roman1" style:font-size-complex="13.5pt"/>
    </style:style>
    <style:style style:name="P35" style:family="paragraph" style:parent-style-name="Standard" style:list-style-name="WWNum15">
      <style:paragraph-properties fo:margin-left="0in" fo:margin-right="0in" fo:margin-top="0in" fo:margin-bottom="0.1563in" style:line-height-at-least="0.3335in" fo:text-indent="0in" style:auto-text-indent="false"/>
      <style:text-properties fo:color="#4d4f51" style:font-name="inherit" fo:font-size="13.5pt" style:font-name-asian="Times New Roman1" style:font-size-asian="13.5pt" style:font-name-complex="Times New Roman1" style:font-size-complex="13.5pt"/>
    </style:style>
    <style:style style:name="P36" style:family="paragraph" style:parent-style-name="Standard" style:list-style-name="WWNum16">
      <style:paragraph-properties fo:margin-left="0in" fo:margin-right="0in" fo:margin-top="0in" fo:margin-bottom="0.1563in" style:line-height-at-least="0.3335in" fo:text-indent="0in" style:auto-text-indent="false"/>
      <style:text-properties fo:color="#4d4f51" style:font-name="inherit" fo:font-size="13.5pt" style:font-name-asian="Times New Roman1" style:font-size-asian="13.5pt" style:font-name-complex="Times New Roman1" style:font-size-complex="13.5pt"/>
    </style:style>
    <style:style style:name="P37" style:family="paragraph" style:parent-style-name="Standard" style:list-style-name="WWNum17">
      <style:paragraph-properties fo:margin-left="0in" fo:margin-right="0in" fo:margin-top="0in" fo:margin-bottom="0.1563in" style:line-height-at-least="0.3335in" fo:text-indent="0in" style:auto-text-indent="false"/>
      <style:text-properties fo:color="#4d4f51" style:font-name="inherit" fo:font-size="13.5pt" style:font-name-asian="Times New Roman1" style:font-size-asian="13.5pt" style:font-name-complex="Times New Roman1" style:font-size-complex="13.5pt"/>
    </style:style>
    <style:style style:name="P38" style:family="paragraph" style:parent-style-name="Standard" style:list-style-name="WWNum18">
      <style:paragraph-properties fo:margin-left="0in" fo:margin-right="0in" fo:margin-top="0in" fo:margin-bottom="0.1563in" style:line-height-at-least="0.3335in" fo:text-indent="0in" style:auto-text-indent="false"/>
      <style:text-properties fo:color="#4d4f51" style:font-name="inherit" fo:font-size="13.5pt" style:font-name-asian="Times New Roman1" style:font-size-asian="13.5pt" style:font-name-complex="Times New Roman1" style:font-size-complex="13.5pt"/>
    </style:style>
    <style:style style:name="P39" style:family="paragraph" style:parent-style-name="Standard" style:list-style-name="WWNum19">
      <style:paragraph-properties fo:margin-left="0in" fo:margin-right="0in" fo:margin-top="0in" fo:margin-bottom="0.1563in" style:line-height-at-least="0.3335in" fo:text-indent="0in" style:auto-text-indent="false"/>
      <style:text-properties fo:color="#4d4f51" style:font-name="inherit" fo:font-size="13.5pt" style:font-name-asian="Times New Roman1" style:font-size-asian="13.5pt" style:font-name-complex="Times New Roman1" style:font-size-complex="13.5pt"/>
    </style:style>
    <style:style style:name="P40" style:family="paragraph" style:parent-style-name="Standard" style:list-style-name="WWNum20">
      <style:paragraph-properties fo:margin-left="0in" fo:margin-right="0in" fo:margin-top="0in" fo:margin-bottom="0.1563in" style:line-height-at-least="0.3335in" fo:text-indent="0in" style:auto-text-indent="false"/>
      <style:text-properties fo:color="#4d4f51" style:font-name="inherit" fo:font-size="13.5pt" style:font-name-asian="Times New Roman1" style:font-size-asian="13.5pt" style:font-name-complex="Times New Roman1" style:font-size-complex="13.5pt"/>
    </style:style>
    <style:style style:name="P41" style:family="paragraph" style:parent-style-name="Standard" style:list-style-name="WWNum21">
      <style:paragraph-properties fo:margin-left="0in" fo:margin-right="0in" fo:margin-top="0in" fo:margin-bottom="0.1563in" style:line-height-at-least="0.3335in" fo:text-indent="0in" style:auto-text-indent="false"/>
      <style:text-properties fo:color="#4d4f51" style:font-name="inherit" fo:font-size="13.5pt" style:font-name-asian="Times New Roman1" style:font-size-asian="13.5pt" style:font-name-complex="Times New Roman1" style:font-size-complex="13.5pt"/>
    </style:style>
    <style:style style:name="P42" style:family="paragraph" style:parent-style-name="Standard" style:list-style-name="WWNum22">
      <style:paragraph-properties fo:margin-left="0in" fo:margin-right="0in" fo:margin-top="0in" fo:margin-bottom="0.1563in" style:line-height-at-least="0.3335in" fo:text-indent="0in" style:auto-text-indent="false"/>
      <style:text-properties fo:color="#4d4f51" style:font-name="inherit" fo:font-size="13.5pt" style:font-name-asian="Times New Roman1" style:font-size-asian="13.5pt" style:font-name-complex="Times New Roman1" style:font-size-complex="13.5pt"/>
    </style:style>
    <style:style style:name="P43" style:family="paragraph" style:parent-style-name="Standard" style:list-style-name="WWNum3">
      <style:paragraph-properties fo:margin-left="0.1252in" fo:margin-right="0.1252in" fo:margin-top="0in" fo:margin-bottom="0in" fo:line-height="100%" fo:text-indent="0in" style:auto-text-indent="false"/>
      <style:text-properties fo:color="#4d4f51" style:font-name="inherit" fo:font-size="10.5pt" style:font-name-asian="Times New Roman1" style:font-size-asian="10.5pt" style:font-name-complex="Times New Roman1" style:font-size-complex="10.5pt"/>
    </style:style>
    <style:style style:name="P44" style:family="paragraph" style:parent-style-name="Standard">
      <style:paragraph-properties fo:margin-top="0in" fo:margin-bottom="0.3335in" style:line-height-at-least="0.3335in"/>
      <style:text-properties fo:color="#800000" style:font-name="inherit" fo:font-size="13.5pt" fo:font-weight="bold" style:font-name-asian="Times New Roman1" style:font-size-asian="13.5pt" style:font-weight-asian="bold" style:font-name-complex="Times New Roman1" style:font-size-complex="13.5pt" style:font-weight-complex="bold"/>
    </style:style>
    <style:style style:name="P45" style:family="paragraph" style:parent-style-name="Standard" style:list-style-name="L1">
      <style:paragraph-properties fo:margin-top="0in" fo:margin-bottom="0.3335in" style:line-height-at-least="0.3335in"/>
      <style:text-properties fo:color="#800000" style:font-name="inherit" fo:font-size="13.5pt" fo:font-weight="bold" style:font-name-asian="Times New Roman1" style:font-size-asian="13.5pt" style:font-weight-asian="bold" style:font-name-complex="Times New Roman1" style:font-size-complex="13.5pt" style:font-weight-complex="bold"/>
    </style:style>
    <style:style style:name="P46" style:family="paragraph" style:parent-style-name="Standard" style:list-style-name="L3">
      <style:paragraph-properties fo:margin-top="0in" fo:margin-bottom="0.3335in" style:line-height-at-least="0.3335in"/>
      <style:text-properties fo:color="#800000" style:font-name="inherit" fo:font-size="13.5pt" fo:font-weight="bold" style:font-name-asian="Times New Roman1" style:font-size-asian="13.5pt" style:font-weight-asian="bold" style:font-name-complex="Times New Roman1" style:font-size-complex="13.5pt" style:font-weight-complex="bold"/>
    </style:style>
    <style:style style:name="P47" style:family="paragraph" style:parent-style-name="Standard" style:list-style-name="L1">
      <style:paragraph-properties fo:margin-top="0in" fo:margin-bottom="0.3335in" style:line-height-at-least="0.3335in"/>
      <style:text-properties fo:color="#232629" style:font-name="inherit" fo:font-size="13.5pt" style:font-name-asian="Times New Roman1" style:font-size-asian="13.5pt" style:font-name-complex="Times New Roman1" style:font-size-complex="13.5pt"/>
    </style:style>
    <style:style style:name="P48" style:family="paragraph" style:parent-style-name="Standard" style:list-style-name="L2">
      <style:paragraph-properties fo:margin-top="0in" fo:margin-bottom="0.3335in" style:line-height-at-least="0.3335in"/>
      <style:text-properties fo:color="#232629" style:font-name="inherit" fo:font-size="13.5pt" style:font-name-asian="Times New Roman1" style:font-size-asian="13.5pt" style:font-name-complex="Times New Roman1" style:font-size-complex="13.5pt"/>
    </style:style>
    <style:style style:name="P49" style:family="paragraph" style:parent-style-name="Standard" style:list-style-name="L3">
      <style:paragraph-properties fo:margin-top="0in" fo:margin-bottom="0.3335in" style:line-height-at-least="0.3335in"/>
      <style:text-properties fo:color="#232629" style:font-name="inherit" fo:font-size="13.5pt" fo:font-weight="bold" style:font-name-asian="Times New Roman1" style:font-size-asian="13.5pt" style:font-weight-asian="bold" style:font-name-complex="Times New Roman1" style:font-size-complex="13.5pt" style:font-weight-complex="bold"/>
    </style:style>
    <style:style style:name="P50" style:family="paragraph" style:parent-style-name="Standard" style:list-style-name="WWNum23">
      <style:paragraph-properties fo:margin-left="-0.1043in" fo:margin-right="0in" fo:margin-top="0in" fo:margin-bottom="0in" style:line-height-at-least="0.25in" fo:text-indent="0in" style:auto-text-indent="false"/>
      <style:text-properties fo:color="#8b8b8b" style:font-name="inherit" fo:font-size="12pt" style:text-underline-style="solid" style:text-underline-width="auto" style:text-underline-color="font-color" style:font-name-asian="Times New Roman1" style:font-size-asian="12pt" style:font-name-complex="Times New Roman1" style:font-size-complex="12pt"/>
    </style:style>
    <style:style style:name="T1" style:family="text">
      <style:text-properties fo:color="#0000ff" style:font-name="inherit" fo:font-size="9pt" style:font-name-asian="Times New Roman1" style:font-size-asian="9pt" style:font-name-complex="Times New Roman1" style:font-size-complex="9pt"/>
    </style:style>
    <style:style style:name="T2" style:family="text">
      <style:text-properties fo:color="#0000ff" style:font-name="inherit" fo:font-size="9pt" style:text-underline-style="solid" style:text-underline-width="auto" style:text-underline-color="font-color" style:font-name-asian="Times New Roman1" style:font-size-asian="9pt" style:font-name-complex="Arial2" style:font-size-complex="9pt"/>
    </style:style>
    <style:style style:name="T3" style:family="text">
      <style:text-properties fo:color="#0000ff" style:font-name="inherit" fo:font-size="18pt" style:text-underline-style="solid" style:text-underline-width="auto" style:text-underline-color="font-color" style:font-name-asian="Times New Roman1" style:font-size-asian="18pt" style:font-name-complex="Arial2" style:font-size-complex="18pt"/>
    </style:style>
    <style:style style:name="T4" style:family="text">
      <style:text-properties fo:color="#d7d7d7" style:font-name="inherit" fo:font-size="10pt" style:text-underline-style="solid" style:text-underline-width="auto" style:text-underline-color="font-color" style:font-name-asian="Times New Roman1" style:font-size-asian="10pt" style:font-name-complex="Arial2" style:font-size-complex="10pt"/>
    </style:style>
    <style:style style:name="T5" style:family="text">
      <style:text-properties fo:color="#4d4f51" style:font-name="inherit" fo:font-size="12pt" style:letter-kerning="true" style:font-name-asian="Times New Roman1" style:font-size-asian="12pt" style:font-name-complex="Times New Roman1" style:font-size-complex="12pt"/>
    </style:style>
    <style:style style:name="T6" style:family="text">
      <style:text-properties fo:color="#4d4f51" style:font-name="inherit" fo:font-size="13.5pt" style:font-name-asian="Times New Roman1" style:font-size-asian="13.5pt" style:font-name-complex="Times New Roman1" style:font-size-complex="13.5pt"/>
    </style:style>
    <style:style style:name="T7" style:family="text">
      <style:text-properties fo:color="#4d4f51" style:font-name="inherit" fo:font-size="13.5pt" fo:font-weight="bold" style:font-name-asian="Times New Roman1" style:font-size-asian="13.5pt" style:font-weight-asian="bold" style:font-name-complex="Times New Roman1" style:font-size-complex="13.5pt" style:font-weight-complex="bold"/>
    </style:style>
    <style:style style:name="T8" style:family="text">
      <style:text-properties fo:color="#000000" style:font-name="inherit" fo:font-size="21pt" style:letter-kerning="true" style:font-name-asian="Times New Roman1" style:font-size-asian="21pt" style:font-name-complex="Times New Roman1" style:font-size-complex="21pt"/>
    </style:style>
    <style:style style:name="T9" style:family="text">
      <style:text-properties fo:color="#232629"/>
    </style:style>
    <style:style style:name="T10" style:family="text">
      <style:text-properties fo:color="#232629" style:font-name="inherit" fo:font-size="13.5pt" style:font-name-asian="Times New Roman1" style:font-size-asian="13.5pt" style:font-name-complex="Times New Roman1" style:font-size-complex="13.5pt"/>
    </style:style>
    <style:style style:name="T11" style:family="text">
      <style:text-properties fo:color="#232629" style:font-name="inherit" fo:font-size="13.5pt" fo:font-weight="bold" style:font-name-asian="Times New Roman1" style:font-size-asian="13.5pt" style:font-weight-asian="bold" style:font-name-complex="Times New Roman1" style:font-size-complex="13.5pt" style:font-weight-complex="bold"/>
    </style:style>
    <style:style style:name="T12" style:family="text">
      <style:text-properties fo:color="#800000" fo:font-weight="bold" style:font-weight-asian="bold" style:font-weight-complex="bold"/>
    </style:style>
    <style:style style:name="T13" style:family="text">
      <style:text-properties fo:font-weight="bold" style:font-weight-asian="bold" style:font-weight-complex="bold"/>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a xlink:type="simple" xlink:href="#a11y-content" text:style-name="Internet_20_link" text:visited-style-name="Visited_20_Internet_20_Link"><text:span text:style-name="T2">Skip to main content</text:span></text:a></text:p>
      <text:h text:style-name="P18" text:outline-level="2"><text:a xlink:type="simple" xlink:href="http://www.linkedin.com/" text:style-name="Internet_20_link" text:visited-style-name="Visited_20_Internet_20_Link"><text:span text:style-name="T3">LinkedIn Home</text:span></text:a></text:h>
      <text:list xml:id="list4812452054168676262" text:style-name="WWNum1">
        <text:list-header>
          <text:p text:style-name="P21"><text:bookmark text:name="a11y-content"/><text:span text:style-name="T4"><text:s text:c="67"/></text:span><text:a xlink:type="simple" xlink:href="https://www.linkedin.com/pulse/20140718161700-153509697-very-imp-real-time-questions-in-qtp?trk=pulse-det-nav_art" text:style-name="Internet_20_link" text:visited-style-name="Visited_20_Internet_20_Link"><text:span text:style-name="T1">Akhil Reddy...</text:span></text:a></text:p>
          <text:p text:style-name="P19">Jul 18, 2014</text:p>
          <text:p text:style-name="P22"><text:s text:c="17"/></text:p>
          <text:p text:style-name="P21"><text:span text:style-name="T5"><text:s text:c="14"/></text:span><text:span text:style-name="T8">VERY IMP REAL TIME QUESTIONS IN UFT</text:span></text:p>
        </text:list-header>
      </text:list>
      <text:p text:style-name="P2"/>
      <text:list xml:id="list6731315888747645257" text:style-name="WWNum3">
        <text:list-header>
          <text:p text:style-name="P43"/>
        </text:list-header>
      </text:list>
      <text:list xml:id="list765366055131054569" text:style-name="WWNum5">
        <text:list-header>
          <text:p text:style-name="P24">1. What are the advantages of Automation?</text:p>
          <text:list>
            <text:list-header>
              <text:p text:style-name="P25"><text:span text:style-name="T7">a. Repeatable:-</text:span><text:span text:style-name="T6">If we have to run a set of tests repeatedly, automation is preferable.</text:span></text:p>
            </text:list-header>
          </text:list>
        </text:list-header>
      </text:list>
      <text:p text:style-name="P8">It gives you the ability to run automation against code that frequently changes to catch regressions in a timely manner.</text:p>
      <text:p text:style-name="P8">It gives you the ability to run automation in mainstream scenarios to catch regressions in a timely manner.</text:p>
      <text:list xml:id="list7049069037208113899" text:style-name="WWNum6">
        <text:list-header>
          <text:p text:style-name="P26"><text:span text:style-name="T7">b. <text:s/>Compatible: - </text:span><text:span text:style-name="T6">Automated tests can be run on different machines with , whereas the manual tests would have to be run sequentially.(different languages on different OS platforms).</text:span></text:p>
          <text:p text:style-name="P23">c. <text:s/>Reliable:-</text:p>
          <text:p text:style-name="P26"><text:span text:style-name="T7">d. Reusable:-</text:span><text:span text:style-name="T6">Automated scripts can be reusable in different environments and different applications on similar functionalities.</text:span></text:p>
        </text:list-header>
      </text:list>
      <text:p text:style-name="P10">2. When do you option/choose Automation?</text:p>
      <text:list xml:id="list7876987077804213109" text:style-name="WWNum7">
        <text:list-item>
          <text:p text:style-name="P28">If application is complex.</text:p>
        </text:list-item>
        <text:list-item>
          <text:p text:style-name="P28">When there are frequent changes in the requirements or enhancements in the application.</text:p>
        </text:list-item>
        <text:list-item>
          <text:p text:style-name="P28">When there is lot of Retesting to be done.</text:p>
        </text:list-item>
        <text:list-item>
          <text:p text:style-name="P28"><text:soft-page-break/>When we are verifying Compatibility.</text:p>
        </text:list-item>
      </text:list>
      <text:p text:style-name="P11">3. What are the new features of UFT 9.5?</text:p>
      <text:p text:style-name="P1"><text:span text:style-name="T11">Maintenance Run mode:-</text:span><text:span text:style-name="T10">It enables to update our tests and repositories at run time.</text:span></text:p>
      <text:p text:style-name="P1"><text:span text:style-name="T11">Checkpoint and output object repository:</text:span><text:span text:style-name="T10"> All the checkpoints and output values Properties are stored/captured in the object repository, configuring the checkpoint and output value properties can be done from the Object Repository.</text:span></text:p>
      <text:p text:style-name="P1"><text:span text:style-name="T11">New repository Options:-</text:span><text:span text:style-name="T10">we can drag and drop the object from object repository into test or component, which will by default generate a script.</text:span></text:p>
      <text:p text:style-name="P8">4. What are the recording modes in UFT?</text:p>
      <text:p text:style-name="P8">A. UFT provides three types of recording methods to record operations:</text:p>
      <text:p text:style-name="P1"><text:span text:style-name="T11">Standard Recording (Normal) mode:</text:span><text:span text:style-name="T10">-It is the default mode, which records all operations on application.</text:span></text:p>
      <text:p text:style-name="P1"><text:span text:style-name="T11">Analog Recording Mode: -</text:span><text:span text:style-name="T10">Records all operations of mouse and keyboard based on screen coordinates or application coordinates.</text:span></text:p>
      <text:p text:style-name="P1"><text:span text:style-name="T11">Low Level Recording: -</text:span><text:span text:style-name="T10">We use low level recording to record the operations of mouse and keyboard operations based on its coordinates.</text:span></text:p>
      <text:p text:style-name="P8">6. When do you use Low Level recording?</text:p>
      <text:p text:style-name="P1"><text:span text:style-name="T11">Quickest pro.</text:span><text:span text:style-name="T10"> May not identify all objects when quickest fails to identify an object during standard recording and to record operations where exact coordinates are required. This mode records at the object level and records all run-time objects as Window or Win Object test objects.</text:span></text:p>
      <text:p text:style-name="P8"/>
      <text:p text:style-name="P11"><text:soft-page-break/>7. What do you mean by standard and custom objects?</text:p>
      <text:p text:style-name="P8">Standard objects are the objects, which are belonging to all types of applications where as Custom objects are user-defined objects, which exist in an application.</text:p>
      <text:list xml:id="list6876060776013408709" text:style-name="L1">
        <text:list-item>
          <text:p text:style-name="P45">What the different checkpoints in UFT?</text:p>
          <text:p text:style-name="P47">There are different checkpoints in UFT like</text:p>
        </text:list-item>
      </text:list>
      <text:p text:style-name="P8">a. Standard Checkpoint</text:p>
      <text:p text:style-name="P8">b. Text Checkpoint</text:p>
      <text:p text:style-name="P8">c. Text Area Checkpoint</text:p>
      <text:p text:style-name="P8">d. Database Checkpoint</text:p>
      <text:p text:style-name="P8">e. Bitmap checkpoint</text:p>
      <text:p text:style-name="P8">f. Accessibility checkpoint</text:p>
      <text:p text:style-name="P8">g. XML Checkpoint</text:p>
      <text:p text:style-name="P8">h. Page Checkpoint</text:p>
      <text:p text:style-name="P8">i. Table Checkpoint</text:p>
      <text:p text:style-name="P8"><text:soft-page-break/>j. Image Checkpoint</text:p>
      <text:p text:style-name="P12">9. Do you use checkpoints in your project?</text:p>
      <text:p text:style-name="P8">Yes, I use checkpoints at the data validations of input domains present in the application using regular expressions. As a checkpoint verifies that expected information is displayed in an Application while the executing the test.</text:p>
      <text:p text:style-name="P12">10. How do you validate any property of a Runtime Object?</text:p>
      <text:p text:style-name="P8">A. Using standard checkpoint or Using GETRO property method we can validate properties of every object on the application during Runtime</text:p>
      <text:p text:style-name="P8">Syntax: variable=Object Type(“Object Name”).getroproperty(“property name”)</text:p>
      <text:p text:style-name="P8">Note: The above will fetch the property value of an object and will be stored in the variable and if we have to validate that then we need to write a conditional statement (IF..)</text:p>
      <text:p text:style-name="P8">Ex: If you want to check the enabled property of an object during runtime.</text:p>
      <text:p text:style-name="P8">X=Browser(“Yahoo”).page(“Yahoo”).frame(“Login”).image(“Login”).getroproperty(“enabled”)</text:p>
      <text:p text:style-name="P8">If X=”True” then</text:p>
      <text:p text:style-name="P8">Reporter.reportevent micpass “Login Image”,”Is Enabled”</text:p>
      <text:p text:style-name="P8"><text:soft-page-break/>Else</text:p>
      <text:p text:style-name="P8">Reporter.reportevent micfail, “Login Image”, “Is Disabled”</text:p>
      <text:p text:style-name="P12">11. How do you fetch a property of a test object from the script during runtime?</text:p>
      <text:p text:style-name="P8">A. Using GETTOPROPERTY</text:p>
      <text:p text:style-name="P8">Syntax: variable=object type (“object name”).gettoproperty(“property name”)</text:p>
      <text:p text:style-name="P8">EX: To fetch the window id property of Agent Name which is captured in Object Repository</text:p>
      <text:p text:style-name="P8">X=dialog(“Login”).winedit(“Agent Name:”).gettoproperty(“window id”)</text:p>
      <text:p text:style-name="P12">12. How do you fetch all the properties of a test object from the script during runtime?</text:p>
      <text:p text:style-name="P8">A. Using GETTOPROPERTIES</text:p>
      <text:p text:style-name="P8">Synatx: set variable=object type(“object name”).gettoproperties()</text:p>
      <text:p text:style-name="P8">EX: To fetch all the properties of Agent Name which is captured in Object Repository</text:p>
      <text:list xml:id="list3401235269043272391" text:style-name="WWNum8">
        <text:list-item>
          <text:p text:style-name="P29">set X=dialog(“Login”).winedit(“Agent Name:”).gettoproperties()</text:p>
        </text:list-item>
      </text:list>
      <text:p text:style-name="P8">Note:</text:p>
      <text:p text:style-name="P8"><text:soft-page-break/>1. While fetching all the properties of a test object, they should be assigned to an array using a keyword called set and if you want to access all the properties we need to specify the index value and the index starts from zero.</text:p>
      <text:p text:style-name="P8">2. Both getoproperty and gettoproperties will work only on the test objects and will or can fetch only the properties associated with the test objects in object repository, where as gettoproperty can fetch any property value associated with a runtime object (i.e. the object on the application during runtime)</text:p>
      <text:p text:style-name="P12">13. When a property of an object is changed on the modified build or what if more than object have more than one objects have similar properties due to which the script is failing, how do you handle this situation during runtime without changing the configuration of object identification.</text:p>
      <text:p text:style-name="P8">A. Using SETTOPROPERTY</text:p>
      <text:p text:style-name="P8">Syntax: Object Type(“Object Name”).settoproperty “Property name”, “property value”</text:p>
      <text:p text:style-name="P8">Ex: Dialog(“Login”).winedit(“Agent Name:”).settoproperty “attached text”, “Agent Name:”</text:p>
      <text:p text:style-name="P12">14. How do you check the availability of an object on the application during runtime?</text:p>
      <text:p text:style-name="P8">A. Using “Exist” method.</text:p>
      <text:p text:style-name="P8"><text:soft-page-break/>Syntax: variable=object type (“object name”).exist</text:p>
      <text:p text:style-name="P8">Ex: x=dialog (“Login”). Winedit (“Agent Name:”). exist</text:p>
      <text:p text:style-name="P8">Note: It will return true if the object exists on the application, if not it returns false</text:p>
      <text:p text:style-name="P12">15. How do you maximize a window or screen or page?</text:p>
      <text:p text:style-name="P8">A. Maximize or fullscreen</text:p>
      <text:p text:style-name="P8">Syntax: 1. Object Type(“Object Name”).maximize</text:p>
      <text:p text:style-name="P8">2. Object Type(“Object Name”).maximize</text:p>
      <text:p text:style-name="P12">16. How do you minimize a window or screen or page?</text:p>
      <text:p text:style-name="P8">A. Minimize</text:p>
      <text:p text:style-name="P8">Syntax: Object Type(“Object Name”).minimize</text:p>
      <text:p text:style-name="P12">17. How do you open a window or screen or page, which is minimized in the launch bar?</text:p>
      <text:p text:style-name="P8">A. Restore</text:p>
      <text:p text:style-name="P8">Syntax: Object Type (“Object Name”).restore</text:p>
      <text:p text:style-name="P12"><text:soft-page-break/>18. How do you move a window or screen or page?</text:p>
      <text:p text:style-name="P8">A. Move, by providing the x and y coordinates</text:p>
      <text:p text:style-name="P8">Syntax: Object Type (“Object Name”).move x,y</text:p>
      <text:p text:style-name="P12">19. How do we get the count of items in a List or a Combo box?</text:p>
      <text:p text:style-name="P8">A. Using Get items count method</text:p>
      <text:p text:style-name="P1"><text:span text:style-name="T11">Syntax: </text:span><text:span text:style-name="T10">variable=Object type (“Object name”).getitemscount</text:span></text:p>
      <text:p text:style-name="P1"><text:span text:style-name="T11">Ex: </text:span><text:span text:style-name="T10">Verifying no. of items, in "Fly From" Combo Box in Flight Reservation window</text:span></text:p>
      <text:p text:style-name="P8">z = Window("Flight Reservation").WinComboBox("Fly From:").GetItemsCount</text:p>
      <text:p text:style-name="P12">20. How do we fetch a specific item from a List or a Combo box?</text:p>
      <text:p text:style-name="P8">A. Using Getitem()</text:p>
      <text:p text:style-name="P1"><text:span text:style-name="T11">Syntax: </text:span><text:span text:style-name="T10">variable=Object type(“Object name”).getitem(index number)</text:span></text:p>
      <text:p text:style-name="P1"><text:span text:style-name="T11">Ex: </text:span><text:span text:style-name="T10">Fetching a specific item, from a "Fly From" Combo Box in Flight Reservation window</text:span></text:p>
      <text:p text:style-name="P8">z = Window("Flight Reservation").WinComboBox("Fly From:").GetItem(5)</text:p>
      <text:p text:style-name="P8">Note: the index value starts from zero</text:p>
      <text:p text:style-name="P8"/>
      <text:p text:style-name="P12"><text:soft-page-break/>21. How do we fetch the complete list of items from a List or a Combo box?</text:p>
      <text:p text:style-name="P8">A. Using Getcontent</text:p>
      <text:p text:style-name="P1"><text:span text:style-name="T11">Syntax: </text:span><text:span text:style-name="T10">variable=Object type(“Object name”).getcontent</text:span></text:p>
      <text:p text:style-name="P1"><text:span text:style-name="T11">Ex: </text:span><text:span text:style-name="T10">Fetching all the items, from a "Fly From" Combo Box in Flight Reservation window</text:span></text:p>
      <text:p text:style-name="P8">z = Window("Flight Reservation").WinComboBox("Fly From:").Getcontent</text:p>
      <text:p text:style-name="P12">22. How do we the text displayed on the runtime object</text:p>
      <text:p text:style-name="P8">A. Getvisibletext()</text:p>
      <text:p text:style-name="P7"><text:span text:style-name="T10">Syntax: variable=Object Name </text:span><text:bookmark text:name="_GoBack"/><text:span text:style-name="T10">(“Object type”).getvisibletext()</text:span></text:p>
      <text:p text:style-name="P8">Ex: x=window(“Flight Reservation”).winedit(“Name:”).getvisibletext()</text:p>
      <text:p text:style-name="P12">23. What are Test objects and run time objects?</text:p>
      <text:p text:style-name="P1"><text:span text:style-name="T11">Test objects</text:span><text:span text:style-name="T10"> are stored representations of the actual objects on an application. UFT creates test objects by learning a set of the properties and values of the objects on an application.</text:span></text:p>
      <text:p text:style-name="P1"><text:span text:style-name="T11">Run-time objects </text:span><text:span text:style-name="T10">are the objects that are available on Application Under Test.</text:span></text:p>
      <text:p text:style-name="P12">24. How do you add objects to object repository?</text:p>
      <text:p text:style-name="P8">A. We can add objects to object repository in two ways:</text:p>
      <text:p text:style-name="P8"><text:soft-page-break/>i) From Object Repository:</text:p>
      <text:p text:style-name="P8">Navigation: Resources &gt; Object Repository &gt; Object &gt; Add objects to local</text:p>
      <text:p text:style-name="P8">ii) From Active Screens:</text:p>
      <text:p text:style-name="P8">Navigation: Right click on the object in activescreens and select view/add object.</text:p>
      <text:p text:style-name="P12">25. How do you add objects to object repository when the application is not available?</text:p>
      <text:p text:style-name="P8">A. By creating a new test object</text:p>
      <text:p text:style-name="P8">Navigation: Resources &gt; Object Repository &gt; Object &gt; Define New Test Object</text:p>
      <text:p text:style-name="P12">43. How do you convert a normal action into reusable action?</text:p>
      <text:p text:style-name="P8">A. Test Name Pane &gt; Action Rt Click <text:s/>&gt;Action Properties &gt; Convert Action </text:p>
      <text:p text:style-name="P9">In Test Pane Right click &gt;Action Properties &gt; General &gt; Reusable Action</text:p>
      <text:p text:style-name="P12">26. How do you convert the local objects as reusable objects?</text:p>
      <text:p text:style-name="P8">A. By exporting the local objects from object repository and storing them in shared repository file.</text:p>
      <text:p text:style-name="P8">Navigation: Resources &gt; Object Repository &gt; File &gt; Export Local Objects</text:p>
      <text:p text:style-name="P12"><text:soft-page-break/>27. What is the file extension of shared Repository file?</text:p>
      <text:p text:style-name="P8">A. .tsr à Test shared repository</text:p>
      <text:p text:style-name="P12">28. How do you associate shared object repository to an action?</text:p>
      <text:p text:style-name="P8">Navigation: Edit à Action à Action Properties à Associate Repositories</text:p>
      <text:p text:style-name="P12">29. How do you associate shared object repository for multiple actions in a test?</text:p>
      <text:p text:style-name="P8">A. Navigation: Resources &gt; <text:s/>Associate Repositories</text:p>
      <text:p text:style-name="P12">30. How many actions you can create in a test?</text:p>
      <text:p text:style-name="P8">A. There can be any number of actions created in a single test.</text:p>
      <text:p text:style-name="P12">31. What are the action properties and test properties?</text:p>
      <text:p text:style-name="P8">A. Action properties are the properties for the current action only, where as test properties belonging to total action properties in the current test.</text:p>
      <text:p text:style-name="P12">32. What are the methods associated with actions in reusing the actions</text:p>
      <text:p text:style-name="P8">A. 1) Call to Copy of Action</text:p>
      <text:list xml:id="list64111043546782021" text:style-name="L2">
        <text:list-item>
          <text:p text:style-name="P48">Call to Existing Action</text:p>
        </text:list-item>
      </text:list>
      <text:p text:style-name="P12"><text:soft-page-break/>42. What do you mean by call to copy of action and call to existing action?</text:p>
      <text:p text:style-name="P8">(i) We can call both normal and reusable actions using call to copy an action and the called action can be edited.</text:p>
      <text:list xml:id="list5157486768395645381" text:style-name="L3">
        <text:list-header>
          <text:p text:style-name="P49">ii) We can call only the reusable actions using call to existing actions and these are considered as external actions, which are non editable.</text:p>
          <text:p text:style-name="P46">33. What is difference between subroutine and function?</text:p>
        </text:list-header>
      </text:list>
      <text:p text:style-name="P8">A. Subroutine doesn’t return any value where as function returns a value.</text:p>
      <text:p text:style-name="P12"/>
      <text:p text:style-name="P12"/>
      <text:p text:style-name="P12">34. What is difference between passing parameters to functions as ByVal and ByRef?</text:p>
      <text:p text:style-name="P8">A. Using ‘Call byVal’ values can be passed directly to variables where as ‘Call ByRef’ values can be passed based on the reference.</text:p>
      <text:p text:style-name="P12">35. What is Option Explicit?</text:p>
      <text:p text:style-name="P8">A. When used, makes mandatory to declare the variables in the script using a DIM (Dimension) statement.</text:p>
      <text:p text:style-name="P12"><text:soft-page-break/>36. How do you perform exception handling in UFT?</text:p>
      <text:p text:style-name="P8">A. I) By using recovery Scenarios</text:p>
      <text:p text:style-name="P8">(It is a file with extension .qrs &gt;&gt;&gt;&gt; (Resource &gt; Recovery Scenario)</text:p>
      <text:p text:style-name="P1"><text:span text:style-name="T10">II) </text:span><text:span text:style-name="T11">On error resume next</text:span><text:span text:style-name="T10">, it is to skip the line and go to next line in the script and </text:span><text:span text:style-name="T11">On error goto 0</text:span><text:span text:style-name="T10">,it is to disable the exception handling process.</text:span></text:p>
      <text:p text:style-name="P1"><text:span text:style-name="T10">When an error is occurred during the test execution the error details can be captured, by using </text:span><text:span text:style-name="T11">err. Description </text:span><text:span text:style-name="T10">and we can capture the error number by using </text:span><text:span text:style-name="T11">err.Number</text:span></text:p>
      <text:list xml:id="list5233281127158016247" text:style-name="L4">
        <text:list-item>
          <text:p text:style-name="P20">Conditional Statements</text:p>
          <text:p text:style-name="P20">If True Then</text:p>
          <text:p text:style-name="P20">----Statement---</text:p>
          <text:p text:style-name="P20">End If</text:p>
        </text:list-item>
      </text:list>
      <text:p text:style-name="P12">37. What are the run modes in UFT?</text:p>
      <text:p text:style-name="P8">In UFT9.5 we have 3 run modes</text:p>
      <text:list xml:id="list8222815211934359588" text:style-name="WWNum9">
        <text:list-item>
          <text:p text:style-name="P30">Normal Run Mode</text:p>
        </text:list-item>
        <text:list-item>
          <text:p text:style-name="P30">Update mode Run Mode</text:p>
        </text:list-item>
        <text:list-item>
          <text:p text:style-name="P30">Maintenance Run Mode</text:p>
        </text:list-item>
      </text:list>
      <text:p text:style-name="P12">38. When you use for example wait (10); &amp; default time in UFT is 20 seconds; if object is not found then how many seconds the script will wait?</text:p>
      <text:p text:style-name="P8"><text:soft-page-break/>A. It waits for 10 seconds at wait statement and waits for 20 seconds if the object is not available and then through an error.</text:p>
      <text:p text:style-name="P12">39. What is the meaning of below statement?</text:p>
      <text:p text:style-name="P8">Browser("brname"). page("Pgname").sync</text:p>
      <text:p text:style-name="P12">40. What is the syntax for the wait property?</text:p>
      <text:p text:style-name="P8">A. Object type(“object name”).waitproperty “Property name”, “Property value”, “time in seconds”</text:p>
      <text:p text:style-name="P12">41. What is the file extension of a bitmap checkpoint?</text:p>
      <text:p text:style-name="P1"><text:span text:style-name="T10">A.(</text:span><text:span text:style-name="T11">.png) </text:span><text:span text:style-name="T10">or (</text:span><text:span text:style-name="T11">.bmp)</text:span></text:p>
      <text:p text:style-name="P12">44. How do you edit objects in shared object repository?</text:p>
      <text:p text:style-name="P8">A. Select Object Repository Manager from Resources Menu <text:s/>&gt;Select Enable editing option &gt; then we can edit objects as per requirements.</text:p>
      <text:p text:style-name="P12">45. What is debug viewer?</text:p>
      <text:p text:style-name="P8">A. To view the variable values during execution of the script, change variable values during runtime. Etc</text:p>
      <text:p text:style-name="P12"/>
      <text:p text:style-name="P12"><text:soft-page-break/>46. How do you use watch expression?</text:p>
      <text:p text:style-name="P8">A. It is to monitor the specific variables declared under Watch during runtime. In Watch the value that is passed to a variable in the script will be captured.</text:p>
      <text:p text:style-name="P12">47. During running the program, there is an uninterrupted expectation from the application, which stopped UFT script execution, how do you handle?</text:p>
      <text:p text:style-name="P8">A. Before the start execution of a test batch I raise test run error trigger event and select the recovery scenario as ‘restart the testrun’ so that the testscript sart execution again.</text:p>
      <text:p text:style-name="P12">48. What is step generator?</text:p>
      <text:p text:style-name="P8">A. We can insert functions in the script from step generator, insert menu &gt;step &gt;step generator &gt; select the category &gt;select the function &gt; specify the parameters &gt; ok</text:p>
      <text:p text:style-name="P13"><text:span text:style-name="T13">50. Suppose there are 5 actions in a test, if you want to run only 3,5 actions how do you do? <text:s text:c="3"/>*** <text:s text:c="2"/><text:line-break/></text:span><text:span text:style-name="T9">A. Save the test <text:s/>&gt; open the saved test folder &gt; open the Action0 folder &gt; open(click on edit) the script file &gt; then Commentize the Action1,2,4 &gt; Save the file &gt; open the test file on UFT <text:s/>&amp; Run the test.</text:span></text:p>
      <text:p text:style-name="P12">49. What is the extension of UFT Script file?</text:p>
      <text:p text:style-name="P8">A. .mts(mercury test script)</text:p>
      <text:p text:style-name="P8"><text:soft-page-break/></text:p>
      <text:p text:style-name="P12">51. What is the extension of Local object repository?</text:p>
      <text:p text:style-name="P8">A. .mtr(mercury test repository)</text:p>
      <text:p text:style-name="P12">52. What is the extension of shared object Repository?</text:p>
      <text:p text:style-name="P8">A. .tsr(test shared repository)</text:p>
      <text:p text:style-name="P12">53. What is the extension of library file?</text:p>
      <text:p text:style-name="P8">A. When we creates &amp; saves a library file it saves with the extension “.vbs(vbscript file)” <text:s/>, .qfl</text:p>
      <text:p text:style-name="P12">153. What is the file extension of the script file &amp; object repository file in UFT?</text:p>
      <text:p text:style-name="P8">A. Extension of script file is - .mts(mercury test script) Local Object Repository is - .mtr(mercury test repository) Shared Object Repository Extension is - .tsr(test shared repository)</text:p>
      <text:p text:style-name="P12">54. How do you return a value from a function?</text:p>
      <text:p text:style-name="P8">A. By selecting call by return value in function definition generator in insert menu.</text:p>
      <text:p text:style-name="P12">55. What is the syntax to define a function?</text:p>
      <text:p text:style-name="P8"><text:soft-page-break/>A. Public function <text:s text:c="3"/>function name(parameters)</text:p>
      <text:p text:style-name="P8">----</text:p>
      <text:p text:style-name="P8">---</text:p>
      <text:p text:style-name="P8">End Function</text:p>
      <text:p text:style-name="P12">56. Can you write script to login; suppose browser name is b1, page name is p1, userid, password, login button</text:p>
      <text:p text:style-name="P8">A. browser(“b1”).page(“p1”).webedit(“userid”).set “test” </text:p>
      <text:p text:style-name="P8">browser(“b1”).page(“p1”).webedit(“password”).set “test123”</text:p>
      <text:p text:style-name="P8">browser(“b1”).page(“p1”).image(“login”).click</text:p>
      <text:p text:style-name="P9">57. Few datatable methods</text:p>
      <text:p text:style-name="P8"><text:s/>i. Addsheet</text:p>
      <text:p text:style-name="P8">ii. Deletesheet</text:p>
      <text:p text:style-name="P8">iii. Import</text:p>
      <text:p text:style-name="P8">iv. Export</text:p>
      <text:p text:style-name="P8"><text:soft-page-break/>v. Importsheet</text:p>
      <text:p text:style-name="P8">vi. Exportsheet</text:p>
      <text:p text:style-name="P8">vii. Getsheet</text:p>
      <text:p text:style-name="P8">viii. Getrowcount</text:p>
      <text:p text:style-name="P8">ix. Getsheetcount</text:p>
      <text:p text:style-name="P8">x. Setcurrentrow</text:p>
      <text:p text:style-name="P8">xi. Setnextrow</text:p>
      <text:p text:style-name="P8">xii. Setprevrow</text:p>
      <text:p text:style-name="P12">58. How to associate a shared repository to the test through script?</text:p>
      <text:p text:style-name="P8">A. Using the utility object called Repositoriescolletion</text:p>
      <text:p text:style-name="P8">Syntax: RepositoriesCollection.add “path”</text:p>
      <text:p text:style-name="P12">59. What is the method to count number of rows in datatable?</text:p>
      <text:p text:style-name="P8">A. x=Datatable.getrowcount</text:p>
      <text:p text:style-name="P8">msgbox x</text:p>
      <text:p text:style-name="P12"><text:soft-page-break/>60. How to add a parameter id to a specific sheet in datatable during runtime along with the value.</text:p>
      <text:p text:style-name="P8">A. Syntax: variable=datatable.getsheet(“sheet id”).addparameter(“parameter id”,”value”)</text:p>
      <text:p text:style-name="P12"/>
      <text:p text:style-name="P12">61. How do you import data from excel sheet to datatable?</text:p>
      <text:p text:style-name="P8">A. Right Click on DataTable &gt; Click on File &gt;Import From file &gt; Browse the Path</text:p>
      <text:p text:style-name="P8">Or</text:p>
      <text:p text:style-name="P8">Use Import method of datatable</text:p>
      <text:p text:style-name="P8">Syntax: datatable.import “Path”</text:p>
      <text:p text:style-name="P12">62. How to fetch the value from 6 row and 6 column in a specific sheet during run time</text:p>
      <text:p text:style-name="P8">A. datatable.getsheet(“sheetid”).setcurrentrow(6)</text:p>
      <text:p text:style-name="P8">Variable=Datatable.value(6, “sheetid”)</text:p>
      <text:p text:style-name="P8">Msgbox variable</text:p>
      <text:p text:style-name="P12"><text:soft-page-break/>63. Suppose there are 10 rows of values in datatable, the script is running for 10 times, if you want to run only for first 2 rows how do you do?***</text:p>
      <text:p text:style-name="P12">64. How to fetch data from a specific sheet in excel to a specific sheet in datatable during runtime?</text:p>
      <text:p text:style-name="P8">A. Use Improtsheet method</text:p>
      <text:p text:style-name="P8">Syntax: Datatable.importsheet (“path of file”, source sheet, destination sheet)</text:p>
      <text:p text:style-name="P8">Note: source sheet is the sheet in excel and destination sheet is the sheet in datatable.</text:p>
      <text:p text:style-name="P12">65. How to export data from a specific datasheet in datatable to a specific sheet in excel during runtime?</text:p>
      <text:p text:style-name="P8">A. Use Exportsheet method</text:p>
      <text:p text:style-name="P8">Syntax: Datatable.Exportsheet (“path of file”, source sheet,)</text:p>
      <text:p text:style-name="P8">Note: Destination sheet is not required while exporting the data from datatable; if the file is not available in the specified location then UFT will create a file and dump the sheet. Always the sheet is appended at the end of the excel file.</text:p>
      <text:p text:style-name="P12">66. How do you fetch values in a reverse order from last row to first row from the datatable during runtime?</text:p>
      <text:p text:style-name="P8">A. By setting the focus to previous row before fetching the value</text:p>
      <text:p text:style-name="P8"><text:soft-page-break/>Syntax: datatable. setpreviousrow</text:p>
      <text:p text:style-name="P12">67. What is accessibility checkpoint?</text:p>
      <text:p text:style-name="P8">A. An Accessibility checkpoint checks the Web page for Section 508 compliance.</text:p>
      <text:p text:style-name="P12">68. What is the use of recoveries in UFT?</text:p>
      <text:p text:style-name="P8">A. Unexpected events, errors, and application crashes during a run session can disrupt your run session and distort results. This is a problem particularly when tests run unattended the test pauses until you perform the operation needed to recover. To handle situations such as these, UFT enables you to create recovery scenarios and associate them with specific tests. Recovery scenarios activate specific recovery operations when trigger events occur.</text:p>
      <text:p text:style-name="P12"/>
      <text:p text:style-name="P12"/>
      <text:p text:style-name="P12">69. How do you merge objects in 2 Repository files?</text:p>
      <text:p text:style-name="P8">A. Resources &gt; <text:s/>Object Repository Manager &gt; Tools &gt; Object Repository Merge tool &gt; <text:s/>Browse and select two Shared Repository files and click OK</text:p>
      <text:p text:style-name="P12">70. How do you associate library file to the test?</text:p>
      <text:p text:style-name="P8">A. A library file can be associate in 2 ways:</text:p>
      <text:p text:style-name="P8"><text:soft-page-break/>i) Through File &gt; Settings &gt; Resources</text:p>
      <text:p text:style-name="P8">ii) Executefile “File Path”</text:p>
      <text:p text:style-name="P12">71. What is the use of User Defined Environment Variables?</text:p>
      <text:p text:style-name="P8">A. These variables are made specific to test which are available to all the actions in that test and also we can associate them to an external .XMl file so that they can be accessible from any test.</text:p>
      <text:p text:style-name="P8">File &gt; Settings &gt; Environment &gt; Variable type User-defined &gt;............</text:p>
      <text:p text:style-name="P12">72. How do you associate external environment variables file to the test?</text:p>
      <text:p text:style-name="P8">A. File &gt; settings &gt; Environment &gt; User Defined &gt; Load variables and values from external file &gt; click OK.</text:p>
      <text:p text:style-name="P8">To access the variable in the script:</text:p>
      <text:p text:style-name="P8">Environment ("variable name")</text:p>
      <text:p text:style-name="P12">73. Where is the data stored when we write data to datatable during runtime?</text:p>
      <text:p text:style-name="P8">A. Runtime Table in Test Results.</text:p>
      <text:p text:style-name="P12">74. What is the syntax for Reporter Event?</text:p>
      <text:p text:style-name="P8"><text:soft-page-break/>A. Reporter.ReportEvent event status,"report step name", "Details"</text:p>
      <text:p text:style-name="P12">75. What is the use of Description class?</text:p>
      <text:p text:style-name="P8">A. It is used to create an object by describing one or more properties of an object.</text:p>
      <text:p text:style-name="P8">Syntax: set objectname=description.create</text:p>
      <text:p text:style-name="P8">Objectname(“propertyname”).value=”property value”</text:p>
      <text:p text:style-name="P12">76. Can you write syntax to connect to database?</text:p>
      <text:p text:style-name="P8">A. Dim objectname</text:p>
      <text:p text:style-name="P8">Set objectname=createobject ("ADODB.Connection")</text:p>
      <text:p text:style-name="P8">For MS Access:</text:p>
      <text:p text:style-name="P8">Con.open "provider=Microsoft.jet.oledb.4.0; data source=database path"</text:p>
      <text:p text:style-name="P8">For SQL Server:</text:p>
      <text:p text:style-name="P8">Con.open "provider=sqloledb.1;server=server name;uid=user name;pwd=password;database=database name"</text:p>
      <text:p text:style-name="P8">Or</text:p>
      <text:p text:style-name="P8"><text:soft-page-break/>Con.open "driver=sqlserver;server=server name;uid=user name;pwd=password;database=database name"</text:p>
      <text:p text:style-name="P8">77. Can you write script to read data from employee table in db1 database in SQL server (S1).</text:p>
      <text:p text:style-name="P8">A. Dim con</text:p>
      <text:p text:style-name="P8">Set con=createobject ("ADODB.Connection")</text:p>
      <text:p text:style-name="P8">Con.open "provider=sqloledb.1;server=S1 name;uid=user name;pwd=password;database=db1</text:p>
      <text:p text:style-name="P8">Or</text:p>
      <text:p text:style-name="P8">Con.open "driver=sql server;server=S1 name;uid=user name;pwd=password;database=db1</text:p>
      <text:p text:style-name="P8">Set rs=createobject(”adodb.recordset”)</text:p>
      <text:p text:style-name="P8">rs.open “select * from employee”,con</text:p>
      <text:p text:style-name="P8"/>
      <text:p text:style-name="P8">7<text:span text:style-name="T12">9. What is parameterization and in how many scenarios we use parameterization?</text:span></text:p>
      <text:p text:style-name="P8"><text:soft-page-break/>A. Parameterization is the process of replacing a constant value with a parameter variable. That can be parameterized in following ways in UFT :</text:p>
      <text:list xml:id="list4128595993850752737" text:style-name="WWNum10">
        <text:list-item>
          <text:p text:style-name="P31">While performing Data Driven Testing</text:p>
        </text:list-item>
        <text:list-item>
          <text:p text:style-name="P31">Through Action Parameters</text:p>
        </text:list-item>
        <text:list-item>
          <text:p text:style-name="P31">Random Numbers</text:p>
        </text:list-item>
        <text:list-item>
          <text:p text:style-name="P31">Environment Variables</text:p>
        </text:list-item>
      </text:list>
      <text:p text:style-name="P12">80. How do we retrieve data from an Excel File?</text:p>
      <text:p text:style-name="P8">A. Import data from excel to datatable</text:p>
      <text:p text:style-name="P8">Datatable.importsheet "pathofexcelfile", sourcesheet, destinationsheet</text:p>
      <text:p text:style-name="P8">In the script replace the value with the datatable parameter:</text:p>
      <text:p text:style-name="P4">Datatable (“ParameterId”, “sheetId”)</text:p>
      <text:p text:style-name="P4"/>
      <text:p text:style-name="P4"/>
      <text:p text:style-name="P12">81. What is Scripting.FileSystem Object?</text:p>
      <text:p text:style-name="P1"><text:span text:style-name="T10">A. With the </text:span><text:span text:style-name="T11">FileSystemObject </text:span><text:span text:style-name="T10">object model, we can process the drives, folders and files in the file system.</text:span></text:p>
      <text:p text:style-name="P5"/>
      <text:p text:style-name="P12">82.What is Active Screen in UFT?</text:p>
      <text:p text:style-name="P8"><text:soft-page-break/>A. It is UFT tool feature in which it captures the snap shots of the application screens during the recording process,we can use this screen to perform various script enhancements in absence of application.</text:p>
      <text:p text:style-name="P12">83. What are the different types of licenses in UFT?</text:p>
      <text:p text:style-name="P8">A. There are 2 types of licenses in UFT:</text:p>
      <text:p text:style-name="P8">i) Seat License: It is single user license, which can be installed in one work workstation.</text:p>
      <text:p text:style-name="P8">ii) Concurrent License: It is otherwise called as Site License, it is multi pack, which comes in bulk (4 or 5 or more license as a single pack)</text:p>
      <text:p text:style-name="P12">84. What type of <text:s/>license you have used for UFT in your project?</text:p>
      <text:p text:style-name="P8">A. We use concurrent user license for 5 users at time</text:p>
      <text:p text:style-name="P8"/>
      <text:p text:style-name="P12">85. Who provided license for UFT?</text:p>
      <text:p text:style-name="P8">A. Hp- (Mercury Interactive)</text:p>
      <text:p text:style-name="P12">86. What is synchronization?</text:p>
      <text:p text:style-name="P8"><text:soft-page-break/>To instruct UFT to pause the test or component until a particular object property achieves the value you specify.</text:p>
      <text:p text:style-name="P8">UFT supports different synchronization methods like:</text:p>
      <text:p text:style-name="P8">A. Synchronization point (Waitproperty): It is a dynamic wait time, which is used to make sync between the UFT and the application under test. When you insert a synchronization point into your test or component, UFT generates a WaitProperty statement in the Expert View.</text:p>
      <text:p text:style-name="P8">Syntax: Object ("objectname"). Waitproperty "property name", "property value", “wait time”</text:p>
      <text:p text:style-name="P8">B. Wait: Wait statements to instruct UFT to wait for a window to open or an object to appear. Wait statements instruct UFT to wait a specified amount of time before proceeding to the next step</text:p>
      <text:p text:style-name="P8">Syntax: Wait(time in sec)</text:p>
      <text:p text:style-name="P8">C. For tests, you can set the maximum interval (in milliseconds) that UFT waits before running each test step. You do this by setting the Object Synchronization Timeout in the Run tab of the Test Settings dialog box (File &gt; Settings &gt; Run).</text:p>
      <text:p text:style-name="P8">D. Browser ("browsername"). Page("pagename"). Sync</text:p>
      <text:p text:style-name="P12">87. What is difference between text and text area checkpoint?</text:p>
      <text:p text:style-name="P8"><text:soft-page-break/>A. Text checkpoint captures the complete text displayed on the object but text area checkpoint captures the text in the specified area on an object.</text:p>
      <text:p text:style-name="P12">88. What use of “On Error Resume Next”?</text:p>
      <text:p text:style-name="P8">A. On Error Resume Next causes execution to continue with the statement immediately following the statement that caused the run-time error, or with the statement immediately following the most recent call out of the procedure containing the On Error Resume Next statement. This allows execution to continue despite a run-time error. You can then build the error-handling routine inline within the procedure.</text:p>
      <text:p text:style-name="P12">89. What are the different scripting languages UFT supports?</text:p>
      <text:p text:style-name="P8">A. You can write your UFT automation programs in any Languages and development environment that supports automation. For example: you can use: VBScript, javaScript, Visual Basic, Visual C++, or Visual Studio.</text:p>
      <text:p text:style-name="P12">78. Which are the Databases supported by UFT?</text:p>
      <text:p text:style-name="P8">A. Oracle, MS Access, SQL Server, and Mysql</text:p>
      <text:p text:style-name="P12">90. What are the Technologies supported by UFT ?</text:p>
      <text:p text:style-name="P8">A. Java, MS.Net, SAP, People Soft, Siebel, PoweBuilder, Flash ….Etc</text:p>
      <text:p text:style-name="P12">91. How do you set permissions for executing the UFT scripts from Quality center? <text:s/>*****</text:p>
      <text:p text:style-name="P8"><text:soft-page-break/>A. In UFT; Goto Tools à Options à Run à selects other Mercury/Hp products to run tests and components.</text:p>
      <text:p text:style-name="P12">92. What is the purpose of Terminal emulator add-in in UFT?</text:p>
      <text:p text:style-name="P8">A. To test mainframe environment application objects.</text:p>
      <text:p text:style-name="P12">93. What is the syntax to open any windows based application from UFT?</text:p>
      <text:p text:style-name="P8">A. Invokeapllication(“path of application”)</text:p>
      <text:p text:style-name="P8">Or</text:p>
      <text:p text:style-name="P8">SystemUtil.Run(“path of application”)</text:p>
      <text:p text:style-name="P12">94. When i started recording the program / adding the objects, the tool is not able to recognize any of the objects in the web application, what could be the reason?</text:p>
      <text:p text:style-name="P8">A. Corresponding object class may <text:s/>be user defined class by development team</text:p>
      <text:p text:style-name="P12">95. What is difference between Reusable action and function? ***</text:p>
      <text:p text:style-name="P8">A. Even though both can call from <text:s/>the other test or other action, function execute as external library, where as reusable action calls the same action with separate datatable.</text:p>
      <text:p text:style-name="P12">96. How do you debug the program?</text:p>
      <text:p text:style-name="P8"><text:soft-page-break/>A. Using Step commands(Step out ,Step Into,Step Over) and <text:s/>Debug Viewer, we can debug the test script.</text:p>
      <text:p text:style-name="P12"><text:s text:c="2"/></text:p>
      <text:p text:style-name="P12"/>
      <text:p text:style-name="P12">97. What is difference between step into and step out?</text:p>
      <text:p text:style-name="P8">A. During debugging the script we can use these options</text:p>
      <text:p text:style-name="P8">Step into will execute the script line by line in main test &amp; also in subtests where as Step over will execute line by line in the main test and executes all the statements at single instance in called function or sub test.</text:p>
      <text:p text:style-name="P12">98. How do you comment the script or statements in UFT?</text:p>
      <text:p text:style-name="P8">A. Using single quote (‘) at the start of the statement, we can comment a statement.</text:p>
      <text:p text:style-name="P8">For commenting multiple lines or a block of code, select the block and press “Ctrl+M”</text:p>
      <text:p text:style-name="P8">For uncommenting multiple lines or a block of code, select the block and press “Ctrl+Shift+M”</text:p>
      <text:p text:style-name="P12"/>
      <text:p text:style-name="P12"><text:soft-page-break/>99.How do you execute a single action in UFT?</text:p>
      <text:p text:style-name="P8">A. Select the current action; goto Automation à and select Run Current Action.</text:p>
      <text:p text:style-name="P12">100.How do you execute the script from a selected location in the Action block?</text:p>
      <text:p text:style-name="P8">A. Place the cursor focus in the specified location in the script; goto Automation à and select Run from Step</text:p>
      <text:p text:style-name="P8">Or</text:p>
      <text:p text:style-name="P8">Ctrl+F5</text:p>
      <text:p text:style-name="P12">101.What is the syntax for creating an object using VBScript in UFT?</text:p>
      <text:p text:style-name="P8">A. Set Objetvariable=CreateObject (“server name”,”type name”)</text:p>
      <text:p text:style-name="P12">102. Can you write a function to accept 2 numbers and return the product?</text:p>
      <text:p text:style-name="P8">A. Dim a, b, r</text:p>
      <text:p text:style-name="P8">Public function fn_mul (a, b)</text:p>
      <text:p text:style-name="P8">Fn_mul=a*b</text:p>
      <text:p text:style-name="P8">End function</text:p>
      <text:p text:style-name="P8"><text:soft-page-break/>r =fn_mul(5,7)</text:p>
      <text:p text:style-name="P8">Msgbox r</text:p>
      <text:p text:style-name="P12">103. Which Framework was implemented in your project?</text:p>
      <text:p text:style-name="P8">A. Keyword driven framework, by implementing User Defined Functions</text:p>
      <text:p text:style-name="P12"/>
      <text:p text:style-name="P12">104. What is the extension of Recovery Scenario File?</text:p>
      <text:p text:style-name="P8">A.When we create a recovery scenario and save in the system the scenario is created with file extension as “.qrs”(UFT recovery scenario)</text:p>
      <text:p text:style-name="P12">105. What is smart identification?</text:p>
      <text:p text:style-name="P8">A. Usually UFT tool will recognize the objects On the application based on Mandatory Properties, configured in Object Identification, if there is any conflict in identifying the object then UFT will try to identify the object based on the Assertive <text:s/>Properties, still if there is a conflict in identifying the object, then Auick Test will invoke the Smart Identification mechanism in identifying the object based on the Base Filter and Optional Filter Properties configured.</text:p>
      <text:p text:style-name="P12">106. What is Ordinal Identifier?</text:p>
      <text:p text:style-name="P8"><text:soft-page-break/>A. The ordinal identifier assigns the object a numerical value that indicates its order relative to other objects with an otherwise identical description (objects that have the same values for all properties specified in the mandatory and assertive property lists). This ordered value enables UFT to create a unique description when the mandatory and assistive properties are not sufficient to do so.</text:p>
      <text:p text:style-name="P8">UFT can use the following types of ordinal identifiers to identify an object:</text:p>
      <text:p text:style-name="P1"><text:span text:style-name="T11">Index:</text:span><text:span text:style-name="T10"> Indicates the order in which the object appears in the application code relative to other objects with an otherwise identical description</text:span></text:p>
      <text:p text:style-name="P1"><text:span text:style-name="T11">Location:</text:span><text:span text:style-name="T10"> Indicates the order in which the object appears within the parent window, frame, or dialog box relative to other objects with an otherwise identical description</text:span></text:p>
      <text:p text:style-name="P1"><text:span text:style-name="T11">CreationTime:</text:span><text:span text:style-name="T10"> (Browser object only.) Indicates the order in which the browser was opened relative to other open browsers with an otherwise identical description</text:span></text:p>
      <text:p text:style-name="P12">107. What are mandatory properties and assistive properties?</text:p>
      <text:p text:style-name="P8">A. These are the properties of an object configured in object identification, by default when the tool learn an object, it will learn the Mandatory Properties, if tool identify any 2 similar objects then Assistive Properties are also learned.</text:p>
      <text:p text:style-name="P12">108. What is the function to extract a part/portion of a string?</text:p>
      <text:p text:style-name="P8">A.We can use mid function:</text:p>
      <text:p text:style-name="P8">Syntax: variable=mid (string, starting position, length)</text:p>
      <text:p text:style-name="P8">Ex: For instance if you want to fetch “Systems” from the below string</text:p>
      <text:p text:style-name="P8"><text:soft-page-break/>Str="mindqSystems"</text:p>
      <text:p text:style-name="P8">X=mid(str,6,7)</text:p>
      <text:p text:style-name="P8">Msgbox X</text:p>
      <text:p text:style-name="P8">or</text:p>
      <text:p text:style-name="P8">If you want to fetch the complete string from 6 position</text:p>
      <text:p text:style-name="P8">X=mid(str,6)</text:p>
      <text:p text:style-name="P8">Msgbox X</text:p>
      <text:p text:style-name="P12">109. What are the views under Test Pane in UFT?</text:p>
      <text:p text:style-name="P8">A. UFT displays the test script in 2 views</text:p>
      <text:list xml:id="list3288229923122732084" text:style-name="WWNum11">
        <text:list-item>
          <text:p text:style-name="P27"><text:span text:style-name="T7">Keyword view: </text:span><text:span text:style-name="T6">The Keyword View enables you to create and view the steps of your component in a keyword-driven, modular, table format. The Keyword View is comprised of a table-like view, in which each step is a separate row in the table, and each column represents different parts of the steps. You can modify the columns displayed to suit your requirements.</text:span></text:p>
        </text:list-item>
        <text:list-item>
          <text:p text:style-name="P27"><text:span text:style-name="T7">Expert View: </text:span><text:span text:style-name="T6">A test or component consists of statements coded in Microsoft VBScript. These statements are composed of objects, methods, and/or properties that instruct UFT to perform operations or retrieve information</text:span></text:p>
        </text:list-item>
      </text:list>
      <text:p text:style-name="P16"/>
      <text:p text:style-name="P16"><text:soft-page-break/></text:p>
      <text:p text:style-name="P12">110. Suppose there are 4 actions in my Test, How do we change the Sequence of Execution of these actions</text:p>
      <text:p text:style-name="P8">A. In Keyword viewà Click action and drag to the required position or order</text:p>
      <text:p text:style-name="P8">Or</text:p>
      <text:p text:style-name="P8">In UFT when we save the script with multiple actions, in the test a folder with “Action0” will be created, in the “Action0” folder open the “script.mts” file and change the sequence of actions to be executed.</text:p>
      <text:p text:style-name="P12">111. How do you configure an object as virtual object?</text:p>
      <text:p text:style-name="P8">A. Using virtual object manager we can configure as follows:</text:p>
      <text:p text:style-name="P8">Tools menu &gt; Virtual Object Manager &gt; Click on New &gt; Select the Class Name to assign &gt; point the object using hand symbol &gt; select Object Name, Collection name to store &gt; select Finish.</text:p>
      <text:p text:style-name="P12">112. What is the difference between independent action and nested actions?</text:p>
      <text:p text:style-name="P8">A. In nested action if parent action properties are changed will affect the child actions, &amp; if parent action is called automatically all the child actions are also called. In independent actions, each action acts as independent &amp; will not depend on another action</text:p>
      <text:p text:style-name="P12"><text:soft-page-break/>113. How do you reduce the size of UFT script file?</text:p>
      <text:p text:style-name="P8">A. While saving the file, UN-select the option to save active screen, i.e. without active screen if we save the script, the size of the script file is decreased.</text:p>
      <text:p text:style-name="P12">114. How do you reduce the size of Active Screen file?</text:p>
      <text:p text:style-name="P8">A. By selecting <text:s/>Tools &gt; Option &gt; GUI Testing &gt; Active screen &gt; Select customize &gt; edit options &gt; click on OK.</text:p>
      <text:p text:style-name="P12">115. Can you tell why do you use UFT and why not the other tools? </text:p>
      <text:p text:style-name="P8">A. Apart from so many no of GUI options UFT supports all latest technologies including Struts (in J2EE), .NET Framework, MainFrames etc., it provides alternative method for Record and playback called Descriptive Programming (DP). We can also create an object for working with the applications using “createobject” function.</text:p>
      <text:p text:style-name="P12">116. Can you write script to count the number of links in a web page?</text:p>
      <text:p text:style-name="P8">A. set <text:s/>count_obj=descripton.create()</text:p>
      <text:p text:style-name="P8">count_obj(“micclass”).Value=”Link”</text:p>
      <text:p text:style-name="P8">Set bp =Browser(“micclass := browser”).page(“miclass :=page”).childobjects(count_obj)</text:p>
      <text:p text:style-name="P8">Msgbox bp.count <text:s/></text:p>
      <text:p text:style-name="P12"><text:soft-page-break/>117. Can you write script to get the value from a text box? </text:p>
      <text:p text:style-name="P1"><text:span text:style-name="T10">A. Using “</text:span><text:span text:style-name="T11">GetvisibleText</text:span><text:span text:style-name="T10">” method, Using Text output value, Text area Output value we can retrieve the value from a text box.</text:span></text:p>
      <text:p text:style-name="P8">Ex: x=Window(“sample”).winedit(“edit1”).getvisibletext()</text:p>
      <text:p text:style-name="P8">Msgbox x</text:p>
      <text:p text:style-name="P8">Or Use GetRoProperty</text:p>
      <text:p text:style-name="P8">118. Can you write script to display numbers from 1 to 10?</text:p>
      <text:p text:style-name="P8">A. For i=1 to 10</text:p>
      <text:p text:style-name="P8">Msgbox i</text:p>
      <text:p text:style-name="P8">next</text:p>
      <text:p text:style-name="P12">119. Can you write script to check whether the window is exist or not?</text:p>
      <text:p text:style-name="P8">A. z = Window(“window name”).Exist</text:p>
      <text:p text:style-name="P8">if(z=true)then</text:p>
      <text:p text:style-name="P8">reporter.ReportEvent 0,"existance of window","window is exists"</text:p>
      <text:p text:style-name="P8">else</text:p>
      <text:p text:style-name="P8"><text:soft-page-break/>reporter.ReportEvent 1,"existance of window","window doesn't exists"</text:p>
      <text:p text:style-name="P8">end if</text:p>
      <text:p text:style-name="P12">120. Can you write script to set data in text box, using descriptive programming?</text:p>
      <text:p text:style-name="P8">A. Ex: Dialog ("name: =Login"). Activate</text:p>
      <text:p text:style-name="P8">Dialog ("name: =Login"). WinEdit ("x: =20","y: =59"). Set "mindq"</text:p>
      <text:p text:style-name="P8">Or</text:p>
      <text:p text:style-name="P8">By describing the object:</text:p>
      <text:p text:style-name="P8">Set lgn=description.create</text:p>
      <text:p text:style-name="P8">Lgn(“name”).value=”Login”</text:p>
      <text:p text:style-name="P8">Set uname=description.create</text:p>
      <text:p text:style-name="P8">Uname(“x”).value=”20”</text:p>
      <text:p text:style-name="P8">Uname(“y”).value=”59”</text:p>
      <text:p text:style-name="P8">Dialog(lgn).winedit(uname).set “Mindq”</text:p>
      <text:p text:style-name="P12">121. What is Descriptive Programming?</text:p>
      <text:p text:style-name="P8"><text:soft-page-break/>A. Identifying the objects based on its properties in the script without storing the object descriptions in object repository. We can use or implement this mechanism when the repository is growing huge which might reduce the performance of UFT</text:p>
      <text:p text:style-name="P8">We can achieve Descriptive Programming in two ways:</text:p>
      <text:p text:style-name="P1"><text:span text:style-name="T10">i) </text:span><text:span text:style-name="T11">Static: </text:span><text:span text:style-name="T10">You list the set of properties and values that describe the object directly in a VBScript statement.</text:span></text:p>
      <text:p text:style-name="P8">Ex: Browser("name:=MercuryTours").Page("title:=MercuryTours").WebEdit("html id:=username").set “Mindq”</text:p>
      <text:p text:style-name="P1"><text:span text:style-name="T10">ii) </text:span><text:span text:style-name="T11">Dynamic: </text:span><text:span text:style-name="T10">You add a collection of properties and values to a Description object, and then enter the Description object name in the statement.</text:span></text:p>
      <text:p text:style-name="P8">Ex: set br=description.create</text:p>
      <text:p text:style-name="P8">Br(“name”).value=”MercuryTours”</text:p>
      <text:p text:style-name="P8">set pge=description.create</text:p>
      <text:p text:style-name="P8">pge(“title”).value=”MercuryTours”</text:p>
      <text:p text:style-name="P8">set lun=description.create</text:p>
      <text:p text:style-name="P8">lun(“html id”).value=”username”</text:p>
      <text:p text:style-name="P8">browser(br).page(pge).webedit(lun).set “Mindq”</text:p>
      <text:p text:style-name="P12"><text:soft-page-break/>122. How does UFT tool will recognize the object in the application?</text:p>
      <text:p text:style-name="P8">A. When script is recorded in UFT, the tool learns the object details &amp; these details will be stored in object repository, during execution the tool will identify the runtime object on the application based on the description properties of the object in the object repository</text:p>
      <text:p text:style-name="P12">123. How do you find the available properties of any object in the application?</text:p>
      <text:p text:style-name="P8">A. Using Object Spy</text:p>
      <text:p text:style-name="P8">Navigation: Tools &gt; Object Spy</text:p>
      <text:p text:style-name="P12">124. Suppose you have learned the properties of an object to object repository from the application, now the object properties have changed, how will you update the properties in the object repository? **/*</text:p>
      <text:p text:style-name="P8">A. “Update From Application”option from Resource menu so that updated propertie will be added to repository.</text:p>
      <text:p text:style-name="P12">125. What is the difference between Test datatable and Runtime datatable?</text:p>
      <text:p text:style-name="P8">A. The Test datatable associated with every test before or after test execution where as the Runtime datatable is the datatable present during test execution, we can accept values to script from runtime datatable and we can also write output to runtime datatable from script. The runtime datatable will be present in the results page after the test execution.</text:p>
      <text:p text:style-name="P12"><text:soft-page-break/>126. What is difference between while and do. while loop?</text:p>
      <text:p text:style-name="P8">A. A While...Wend statement instructs UFT to perform a statement or series of statements while a condition is true</text:p>
      <text:p text:style-name="P8">Syntax: while condition</text:p>
      <text:p text:style-name="P8">Statements.+</text:p>
      <text:p text:style-name="P8">Wend</text:p>
      <text:p text:style-name="P12">127. Can you do performance testing in UFT / how do you do performance testing in UFT? </text:p>
      <text:p text:style-name="P15">We can conduct performance testing using Begin transaction &amp; End transaction statements in the script</text:p>
      <text:p text:style-name="P8">A. Ex: Services.StartTransaction "Tran1"</text:p>
      <text:p text:style-name="P8">Dialog ("Login"). Activate</text:p>
      <text:p text:style-name="P8">Dialog ("Login"). WinEdit ("Agent Name:"). Set "mindq"</text:p>
      <text:p text:style-name="P8">Dialog ("Login"). WinEdit ("Password:"). Set "mercury"</text:p>
      <text:p text:style-name="P8">Dialog ("Login"). WinButton ("OK"). Click</text:p>
      <text:p text:style-name="P8"><text:soft-page-break/>Services.EndTransaction "Tran1"</text:p>
      <text:p text:style-name="P8">The above script can show the performance time to login into Flight application</text:p>
      <text:p text:style-name="P12">128. How to run win runner program from UFT?*****</text:p>
      <text:p text:style-name="P8">A. Insert &gt; call to Winrunner test &gt; Browse the path of the test &gt; select options &gt; click on OK</text:p>
      <text:p text:style-name="P12">129. How to connect to QC /TD from UFT?</text:p>
      <text:p text:style-name="P8">ALM ToolBar</text:p>
      <text:p text:style-name="P8">A. File &gt; Quality Center Connection &gt; Specify the Server Name &gt; Click Connect.</text:p>
      <text:p text:style-name="P12">130. Can you give any example how to use Regular Expression?</text:p>
      <text:p text:style-name="P8">A. As UFT cannot recognize sequential windows(Fax order No.1 No.2 etc) we can make UFT to recognize the object using regular expressions. As follows</text:p>
      <text:p text:style-name="P8">Resource &gt; Object Repository &gt;Select “Fax order No.” from the list &gt; select physical description &gt; edit text property (“Fax Order No.[0-9]*”) &gt;click on OK</text:p>
      <text:p text:style-name="P12">131. In how many ways we can create test script in UFT? </text:p>
      <text:p text:style-name="P8">A. We can create a test script in 3 ways:</text:p>
      <text:p text:style-name="P8"><text:soft-page-break/>i) Through recording.</text:p>
      <text:p text:style-name="P8">ii) Through Step generator</text:p>
      <text:p text:style-name="P8">iii) Through DP(Descriptive Programming)</text:p>
      <text:p text:style-name="P12">132. What is objective of Dim?</text:p>
      <text:p text:style-name="P8">A. It is used to declare <text:s/>or force to declare , multiple variables in a single statement as dimension, so that the variable accepts of int, long, float etc.</text:p>
      <text:p text:style-name="P12">133. What is the objective of split action?</text:p>
      <text:p text:style-name="P8">A. Split action divides the existing action into no of independent or nested actions. So that separate memory will be allocated, data sheet in data table will be created.</text:p>
      <text:p text:style-name="P13">133.What is missing resources? How can we identify missing resources?</text:p>
      <text:p text:style-name="P8">A. If a test has resources that cannot be found, such as missing shared object repositories or calls to missing actions, or if it uses a repository parameter that does not have a defined value, UFT indicates this in the Missing Resources pane.</text:p>
      <text:p text:style-name="P8"/>
      <text:p text:style-name="P12">134.what is the advantage of ‘With’ in UFT?</text:p>
      <text:p text:style-name="P8"><text:soft-page-break/>A. The With statement allows you to perform a series of statements on a specified object without re-qualifying the name of the object</text:p>
      <text:p text:style-name="P8">Ex: With <text:s/>MyLabel</text:p>
      <text:p text:style-name="P8">.Height = 2000</text:p>
      <text:p text:style-name="P8">.Width = 2000</text:p>
      <text:p text:style-name="P8">.Caption = "This is MyLabel"</text:p>
      <text:p text:style-name="P8">End With</text:p>
      <text:p text:style-name="P12">135 What is the extension of UFT Script file?</text:p>
      <text:p text:style-name="P8">A. .mts (mercury test script)</text:p>
      <text:p text:style-name="P12">136.What is dictionary object?</text:p>
      <text:p text:style-name="P8">A. A Dictionary object is the equivalent of a PERL associative array. Items can be any form of data, and are stored in the array. Each item is associated with a unique key. The key is used to retrieve an individual item and is usually an integer or a string, but can be anything except an array.</text:p>
      <text:p text:style-name="P8">Ex: Dim d <text:s text:c="9"/>' Create a variable.</text:p>
      <text:p text:style-name="P8">Set d = CreateObject("Scripting.Dictionary")</text:p>
      <text:p text:style-name="P8"><text:soft-page-break/>d.Add "a", "Athens" <text:s text:c="11"/>' Add some keys and items.</text:p>
      <text:p text:style-name="P8">d.Add "b", "Belgrade"</text:p>
      <text:p text:style-name="P8">d.Add "c", "Cairo"</text:p>
      <text:p text:style-name="P12">137.What is the use of Update Run mode?</text:p>
      <text:p text:style-name="P8">A. UFT updates the set of properties for each object class in your associated object repositories according to the properties currently defined in the Object Identification dialog box. You can use this option to modify the set of properties used to identify an object of a certain type.</text:p>
      <text:p text:style-name="P8">Update Run mode updates expected vales with latest values automatically.</text:p>
      <text:p text:style-name="P8">138. What are the technologies supported by UFT 9.5?</text:p>
      <text:p text:style-name="P8">A. a) NET Framework 1.1, 2.0, 3.0, and 3.5.</text:p>
      <text:p text:style-name="P8">b) Java toolkits - AWT and JFC (Swing),SWT</text:p>
      <text:p text:style-name="P8">c) Java run-time environments- Sun JDK, JRE, and Plug-in versions 1.4.2, 1.5.0, and 1.6.0 Sun Java Web Start 1.4.x, 1.5.x, and 1.6.x, JDK, JRE, and Plug-in, versions 1.3.0 and 1.4.2</text:p>
      <text:p text:style-name="P8">d) Oracle Forms 6i, 9i, and 10g (Releases 1 and 2)</text:p>
      <text:p text:style-name="P8"><text:soft-page-break/>e) SAP Gui for Windows 7.1</text:p>
      <text:p text:style-name="P8">f) PeopleSoft applications 8.X (8.0, 8.4, 8.8, 8.9, 9.0)</text:p>
      <text:p text:style-name="P12">139. How to increase the speed of UFT execution?</text:p>
      <text:p text:style-name="P8">A. By running in fast mode we can increase the speed of execution.</text:p>
      <text:p text:style-name="P13"><text:span text:style-name="T13">140. What is the difference between Programming language and scripting language</text:span>?</text:p>
      <text:p text:style-name="P8">A. In Programming Language compilation and execution are of different process where as Scripting Language Interpretation exists(no compilation and execution).</text:p>
      <text:p text:style-name="P12">141.What is default data type of UFT?</text:p>
      <text:p text:style-name="P8">A. Default datatype in Vbscript is ‘variant’.</text:p>
      <text:p text:style-name="P12">142.How to create an User Defined Function?</text:p>
      <text:p text:style-name="P8">A. 1) Create An UDF in notepad &amp; save with .vbs extension.</text:p>
      <text:p text:style-name="P8">2) File <text:s/>&gt; Settings &gt; Resources &gt; Browse the vbscript file &gt; click on “set as default” to apply for all tests.</text:p>
      <text:p text:style-name="P8">3) call UDF using function name in the test.</text:p>
      <text:p text:style-name="P12"><text:soft-page-break/>143. How can i check if a environment variable exist or not?</text:p>
      <text:p text:style-name="P8">A. When we use Environment("Param1").value then UFT expects the environment variable to be already defined. But when we use <text:line-break/><text:line-break/>Environment.value("Param1") then UFT will create a new internal environment variable if it does not exists. So to be sure that variable exist <text:line-break/><text:span text:style-name="T12">144.What are the features of Global sheet?</text:span></text:p>
      <text:p text:style-name="P8">A. i) Parameters in Global sheet are global, they can be used in all the actions in the test.</text:p>
      <text:p text:style-name="P8">ii) The test iterations are based on number of rows of data present in the Global sheet.</text:p>
      <text:p text:style-name="P12">145. What is the use of datepart function?</text:p>
      <text:p text:style-name="P8">A. Returns the specified part of a given date.</text:p>
      <text:p text:style-name="P8">GetQuarter = DatePart ("q", TheDate)</text:p>
      <text:p text:style-name="P12">146. What is test object?</text:p>
      <text:p text:style-name="P8">A. It’s an object that is stored in object repository with which UFT uses to recognize an object on the application. Each test object has one or more properties and methods that can be used to perform operations on that object. Each object also has a number of identification properties that can describe the object.</text:p>
      <text:p text:style-name="P12"><text:soft-page-break/>147. How to execute UFT from Command prompt?</text:p>
      <text:p text:style-name="P8">A. From DOS prompt give the below command</text:p>
      <text:p text:style-name="P8">C:\\ UFTro.exe</text:p>
      <text:p text:style-name="P12">148. What are the different scripting languages you could use when working with UFT ?</text:p>
      <text:p text:style-name="P8">A. VBScript, Java Script</text:p>
      <text:p text:style-name="P12">149. How do we know the name of associated environment file to the current test?</text:p>
      <text:p text:style-name="P8">A. Using a method called “environment.externalfilename” we can retrieve the name of associated environment file to the current test.</text:p>
      <text:p text:style-name="P8">x=environment.ExternalFileName</text:p>
      <text:p text:style-name="P8">Msgbox x</text:p>
      <text:p text:style-name="P12">150.What is difference between Internal and External environmental variables?</text:p>
      <text:p text:style-name="P8">A. Scope of Internal environmental variables is limited to current test so that we can use in all actions in the test where as external environmental variables are global, hence we can use in any action of any test.</text:p>
      <text:p text:style-name="P12"><text:soft-page-break/>151.Write script to delete a file from file system?</text:p>
      <text:p text:style-name="P8">A. Using file System Object “Delete Method” we can delete a file.</text:p>
      <text:p text:style-name="P8">Ex: set fso=createobject(“scripting.filesystemobject”)</text:p>
      <text:p text:style-name="P8">Fso.deletefile “D:\demo.xml”</text:p>
      <text:p text:style-name="P12">152.How do you execute scripts in a batch mode in UFT?</text:p>
      <text:p text:style-name="P8">A. Using Test Batch Runner. The file extension of a batch file is .mtb (mercury test batch)</text:p>
      <text:p text:style-name="P8">Navigation: Start &gt; All programs &gt; HP Software &gt; UFT &gt; Tools &gt; Test Batch Runner</text:p>
      <text:p text:style-name="P8"/>
      <text:p text:style-name="P12">154. How can we merge two shared repositories in UFT?</text:p>
      <text:p text:style-name="P8">A. Using Object Repository Merge Tool</text:p>
      <text:p text:style-name="P8">Navigation: Resources <text:s/>&gt; Object Repository manager &gt; Tools &gt; Object repository Merger Tool</text:p>
      <text:p text:style-name="P12">155.What is the difference between public and private?</text:p>
      <text:p text:style-name="P8"><text:soft-page-break/>A. If we declare a function as public then we can call the function from any test or action, but private function can be created and used within that action of a test.</text:p>
      <text:p text:style-name="P12">156.What is the difference between GET TOProperty and SETTOProperty?</text:p>
      <text:p text:style-name="P8">A. Using GET TOProperty we can retrieve a single property of a test object, <text:s text:c="7"/>using SETToProperty we can set property(s) of a test object during runtime.</text:p>
      <text:p text:style-name="P12">157.What is Function definition generator?</text:p>
      <text:p text:style-name="P8">A. Using function definition generator we can create user defined functions.</text:p>
      <text:p text:style-name="P8">Navigation: Insert menu &gt;Function Definition generator</text:p>
      <text:p text:style-name="P12">158. Explain advantages of Active screen?</text:p>
      <text:p text:style-name="P8">A. We can perform the following operations using Active Screens:</text:p>
      <text:p text:style-name="P8">i) Insert Standard, Text and Bitmap checkpoints</text:p>
      <text:p text:style-name="P8">ii) Insert Standard Output value</text:p>
      <text:p text:style-name="P8">iii) View and Add Object to object repository</text:p>
      <text:p text:style-name="P8">iv) Generate script for an object using Step generator.</text:p>
      <text:p text:style-name="P12">159. Explain Active screen Modes?</text:p>
      <text:p text:style-name="P8"><text:soft-page-break/>Windows application:(capture level)</text:p>
      <text:p text:style-name="P8">a. Complete</text:p>
      <text:p text:style-name="P8">b. Partial</text:p>
      <text:p text:style-name="P8">c. Minimum</text:p>
      <text:p text:style-name="P8">d. None</text:p>
      <text:p text:style-name="P8">For web application:</text:p>
      <text:p text:style-name="P8">Disable Active Screen Capture</text:p>
      <text:p text:style-name="P8">Capture Original HTML Source</text:p>
      <text:p text:style-name="P12">160. During Normal or Context Sensitive recording, what will happen in UFT?</text:p>
      <text:p text:style-name="P8">A. Script is generated for the objects, on which the user performs the operations, snapshots are captured in active screen and the objects are captured in Object Repository.</text:p>
      <text:p text:style-name="P8">In Normal recording UFT will generate a script based on the window or screen area coordinates.</text:p>
      <text:p text:style-name="P12">161. Explain how UFT recognizes Run time object during execution time?</text:p>
      <text:p text:style-name="P8"><text:soft-page-break/>A. By comparing the Description Properties of every Test Object with the Runtime Object</text:p>
      <text:p text:style-name="P12">162. Explain Object Repository?</text:p>
      <text:p text:style-name="P8">A. It is a common or central place where UFT will capture all the properties on an object, which will make use of identifying the objects during runtime</text:p>
      <text:p text:style-name="P12">163. Explain how we can associate shared repository through script?</text:p>
      <text:p text:style-name="P8">A. Using Repositories collection method.</text:p>
      <text:p text:style-name="P8">Synatx: Repositoriescollection.add(“shredrepositoryfilename”)</text:p>
      <text:p text:style-name="P12">164. What is checkpoint? Explain how it will work?</text:p>
      <text:p text:style-name="P8">A. A checkpoint is a verification point that compares a current value for a specified property with the expected value for that property. This enables you to identify whether your application is functioning correctly.</text:p>
      <text:p text:style-name="P12">165. When we insert a checkpoint, how UFT saves that information?</text:p>
      <text:p text:style-name="P8">A. When we insert a checkpoint and saved it internally system creates a .dat file and stores the information of the checkpoint in the file. We can’t edit the file directly, we can edit only from UFT.</text:p>
      <text:p text:style-name="P12"><text:soft-page-break/>166. How to know checkpoint pass of fail during execution time? How to get return status of checkpoint?</text:p>
      <text:p text:style-name="P8">A. Var=&lt;object hierarchy&gt;. Check (checkpoint (“object”))</text:p>
      <text:p text:style-name="P8">It returns “True” value if check point pass, other wise it returns “False” value</text:p>
      <text:p text:style-name="P12">167. How to suppress warning messages in test result window?</text:p>
      <text:p text:style-name="P8">A. Reporter.Filter=&lt;filter value&gt;</text:p>
      <text:p text:style-name="P8">Filter value can be 0, 1,2,3</text:p>
      <text:p text:style-name="P8">0-Default. All reported events are displayed in the Test Results</text:p>
      <text:p text:style-name="P8">1-Only event with a warning or fail status are displayed in the Test Results.</text:p>
      <text:p text:style-name="P8">2-Only events with a fail status are displayed in the Test Results.</text:p>
      <text:p text:style-name="P8">3-no events are displayed in test result window</text:p>
      <text:p text:style-name="P12">168. How to find text is occurred in the given string or not?</text:p>
      <text:p text:style-name="P8">A. InStr function</text:p>
      <text:p text:style-name="P12">169. If the object does not support GetItemsCount method then how to find no of items in a combo box?</text:p>
      <text:p text:style-name="P8"><text:soft-page-break/>A. A web list box doesn’t support the method GetItemsCount instead it supports a property called “ItemsCount”. So we have to use GetROProperty (“ItemsCount”)</text:p>
      <text:p text:style-name="P12">170. Write the script to print all properties available in the object Repository?</text:p>
      <text:p text:style-name="P8">A. Set props=window (“Sample”). GetTOProperties</text:p>
      <text:p text:style-name="P8">Propscount=Props.Count</text:p>
      <text:p text:style-name="P8">For I=0 to Props.Count-1</text:p>
      <text:p text:style-name="P8">Propsname=Props(I).Name</text:p>
      <text:p text:style-name="P8">Propsval=props(i).Value</text:p>
      <text:p text:style-name="P8">msgbox propsname&amp;space(5)&amp;propsval</text:p>
      <text:p text:style-name="P12">171. Write script to change Global Synchronization value?</text:p>
      <text:p text:style-name="P8">A. Dim App</text:p>
      <text:p text:style-name="P8">Set App = CreateObject("UFT.Application")</text:p>
      <text:p text:style-name="P8">App.Test.Settings.Run.ObjectSyncTimeOut = 20000</text:p>
      <text:p text:style-name="P12">172. If I am not interest to use Transaction points how to find some portion of script execution time?</text:p>
      <text:p text:style-name="P8"><text:soft-page-break/>A. Starting time=now</text:p>
      <text:p text:style-name="P8">&lt;Portion of test script&gt;</text:p>
      <text:p text:style-name="P8">End time=now</text:p>
      <text:p text:style-name="P8">Timetaken=(DateDiff(“s”,starttime,endtime)</text:p>
      <text:p text:style-name="P12">173. How to associate external environmental variable file to current test/action Script?</text:p>
      <text:p text:style-name="P8">A. Environment.LoadFromFile “Path of .xml file”</text:p>
      <text:p text:style-name="P8">Var=Environment.Value(“env. Variable name”)</text:p>
      <text:p text:style-name="P12">174. Write the script to find folder path where the current test results are saved?</text:p>
      <text:p text:style-name="P8">A. Msgbox(Environment.Value(“ResultDir”))</text:p>
      <text:p text:style-name="P14">175. Write the script to find path of the folder in which the test is located?</text:p>
      <text:p text:style-name="P8">A. Msgbox(Environment.Value(“TestDir”))</text:p>
      <text:p text:style-name="P12">176. Write the script to find which action is currently running?</text:p>
      <text:p text:style-name="P8">A. Msgbox(Environment.Value(“ActionName”))</text:p>
      <text:p text:style-name="P12"><text:soft-page-break/>177. Write the script to find Local Host name?</text:p>
      <text:p text:style-name="P8">A. Msgbox(Environment.Value(“LocalHostName”))</text:p>
      <text:p text:style-name="P12">178. Write script for to invoke multiple web applications from a single instance?</text:p>
      <text:p text:style-name="P8">A. Set IE1=Createobject(“Internet Explorer.Application”)</text:p>
      <text:p text:style-name="P8">IE1.Visible=True</text:p>
      <text:p text:style-name="P8">IE1.Navigate “http://www.mindqsystems.com”</text:p>
      <text:p text:style-name="P8">IE1.Navigate <text:a xlink:type="simple" xlink:href="http://Rediffmail.com/" text:style-name="Internet_20_link" text:visited-style-name="Visited_20_Internet_20_Link">http://Rediffmail.com</text:a></text:p>
      <text:p text:style-name="P8"/>
      <text:p text:style-name="P12">180. Explain Absolute path and Relative path?</text:p>
      <text:p text:style-name="P8">A. The actual path of file as it resides on the hard drive is called absolute path.</text:p>
      <text:p text:style-name="P8">The path of file relative to a given folder is called the relative path.</text:p>
      <text:p text:style-name="P12">181. Write script to find number of rows filled in local sheet of Action1?</text:p>
      <text:p text:style-name="P8">A. Var=DataTable.GetSheet(“Action1).GetRowCount</text:p>
      <text:p text:style-name="P12">182. Syntax for setting the parameter id in runtime datatable?</text:p>
      <text:p text:style-name="P8"><text:soft-page-break/>A. variable=datatable.getsheet(“sheet id”).addparameter(“parameter id”,”parameter value”).name</text:p>
      <text:p text:style-name="P12">183. Explain DATE and TIME functions?</text:p>
      <text:p text:style-name="P8">A. These are default functions, Date is to fetch the system current date and Time to fetche the system current time.</text:p>
      <text:p text:style-name="P12">184. How to compare two strings?****</text:p>
      <text:p text:style-name="P8">A. Strcomp(string1,string2)</text:p>
      <text:p text:style-name="P8">Returns a value indicating the result of a string comparison.</text:p>
      <text:p text:style-name="P8">String1 is less than string2à -1</text:p>
      <text:p text:style-name="P8">String1 is greater than string2à 1</text:p>
      <text:p text:style-name="P8">String1 is equal to string2à 0</text:p>
      <text:p text:style-name="P12">185. Write the function to return a string in which the characters order of a specified string is reversed?</text:p>
      <text:p text:style-name="P8">A. Dim string</text:p>
      <text:p text:style-name="P8">String=”Mindq”</text:p>
      <text:p text:style-name="P8"><text:soft-page-break/>String1(StrReverse(“string”))</text:p>
      <text:p text:style-name="P8">Msgbox string1</text:p>
      <text:p text:style-name="P12">186.Write the script to read values from Text file?</text:p>
      <text:p text:style-name="P8">A. Dim fso,f</text:p>
      <text:p text:style-name="P8">Set fso=createobject(“scripting.filesystemobject”)</text:p>
      <text:p text:style-name="P8">Set f=fso.opentextfile(“path of .txt file”,1)</text:p>
      <text:p text:style-name="P8">While f.atendofline&lt;&gt;true</text:p>
      <text:p text:style-name="P8">S=f.readline()</text:p>
      <text:p text:style-name="P8">Msgbox s</text:p>
      <text:p text:style-name="P8">Wend</text:p>
      <text:p text:style-name="P8">F.close()</text:p>
      <text:p text:style-name="P12">187.Write script to create a .txt file and to write “mindqsystems” message?</text:p>
      <text:p text:style-name="P8">A. Set fso=createobject(“scripting.filesystemobject”)</text:p>
      <text:p text:style-name="P8">Set f=fso.createtextfile(“path of .txt file”,8)</text:p>
      <text:p text:style-name="P8"><text:soft-page-break/>f.writeline(“mindqsystems”)</text:p>
      <text:p text:style-name="P8">f.close()</text:p>
      <text:p text:style-name="P12">188.Write script to create .doc file and to write “mindqsystems” message?</text:p>
      <text:p text:style-name="P8">A. Set fso=createobject("scripting.filesystemobject")</text:p>
      <text:p text:style-name="P8">Set f=fso.createtextfile("E:\abc.doc")</text:p>
      <text:p text:style-name="P8">f.writeline("mindqsystems")</text:p>
      <text:p text:style-name="P8">f.close()</text:p>
      <text:p text:style-name="P8"/>
      <text:p text:style-name="P12">189. Write script to work on excel sheets?</text:p>
      <text:p text:style-name="P8">A. Set excelapp=createobject("Excel.Application")</text:p>
      <text:p text:style-name="P8">excelapp.workbooks.Add</text:p>
      <text:p text:style-name="P8">excelApp.visible=true</text:p>
      <text:p text:style-name="P8">Set excelsheet=ExcelApp.Activesheet</text:p>
      <text:p text:style-name="P8">Set getsheet=excelapp.worksheets</text:p>
      <text:p text:style-name="P8"><text:soft-page-break/>'to get sheet count</text:p>
      <text:p text:style-name="P8">msgbox(getsheet.count)</text:p>
      <text:p text:style-name="P8">'to enter data</text:p>
      <text:p text:style-name="P8">excelsheet.cells(1,1)="Madhu"</text:p>
      <text:p text:style-name="P8">excelsheet.cells(2,1)="mindqsystems"</text:p>
      <text:p text:style-name="P8">'to add sheet</text:p>
      <text:p text:style-name="P8">getsheet.add</text:p>
      <text:p text:style-name="P8">to delete sheet</text:p>
      <text:p text:style-name="P8">setworksheet=excelbooksheet(4)</text:p>
      <text:p text:style-name="P8">worksheet.delete</text:p>
      <text:p text:style-name="P8">to read the value</text:p>
      <text:p text:style-name="P8">var1=excelsheet.cells(1,1)</text:p>
      <text:p text:style-name="P8">var2=excelsheet.cells(2,1)</text:p>
      <text:p text:style-name="P8">msgbox(var1&amp;vblf&amp;var2)</text:p>
      <text:p text:style-name="P8"><text:soft-page-break/>to save worksheet</text:p>
      <text:p text:style-name="P8">excelbook.saveas “path of location”</text:p>
      <text:p text:style-name="P8">excelapp.quit</text:p>
      <text:p text:style-name="P8">set excelapp=nothing</text:p>
      <text:p text:style-name="P12">190. Write script to retrieve all similar objects located inside a parent object?</text:p>
      <text:p text:style-name="P8">A. set obj1=description.create</text:p>
      <text:p text:style-name="P8">obj1(“Class Name”).value=”WebEdit”</text:p>
      <text:p text:style-name="P8">set objcoll=browser(“Yahoo”).page(“Yahoo..Mail”).childobjects(obj1)</text:p>
      <text:p text:style-name="P8">objcnt=objcoll.count</text:p>
      <text:p text:style-name="P8">“objcnt” will have the count of the webedits on the given page.</text:p>
      <text:p text:style-name="P12">191. Where can I find a web pages cookie?</text:p>
      <text:p text:style-name="P8">A. The cookie used by the browser can be accessed through the browsers document object model (DOM).</text:p>
      <text:p text:style-name="P8">Ex: browser (“browser name”). Page (“pagename”).object.cookie</text:p>
      <text:p text:style-name="P8"><text:soft-page-break/>192. Does UFT recognize two diff browsers at a time..?If possible how..? Is it possible run scripts on Mozilla which are recorded on IE..?..How..?</text:p>
      <text:p text:style-name="P8">A. UFT will recognize two browsers at a time with the help of Creation Time. We can not run the scripts on Mozilla which is recorded on IE. We will face few issues. In that case its better if we use DP(Descriptive Programming)</text:p>
      <text:p text:style-name="P8">193. How can you capture (Read) the values from a Table?</text:p>
      <text:p text:style-name="P8">If the given table is web table then we can capture the values from web table by using this method</text:p>
      <text:p text:style-name="P8">Browser ("Browser").Page ("PageName").WebTable("TableName").</text:p>
      <text:p text:style-name="P8">GetCellData(rowindex,columnindex)</text:p>
      <text:p text:style-name="P8">194.Why you are Using Descriptive programming instead of Object Repository?</text:p>
      <text:p text:style-name="P8">A. Descriptive Programming is an advanced concept in UFT.we can handle the Application by implementing the DP instead of OR.</text:p>
      <text:p text:style-name="P3">Advantages of DP:</text:p>
      <text:list xml:id="list3379795241258150058" text:style-name="WWNum12">
        <text:list-item>
          <text:p text:style-name="P32">If there are two web objects with the same properties then how a specific object can be Identified?</text:p>
          <text:list>
            <text:list-item>
              <text:p text:style-name="P32">We can handle this situation several ways like</text:p>
              <text:list>
                <text:list-item>
                  <text:p text:style-name="P32">through Smart Identification Process</text:p>
                </text:list-item>
                <text:list-item>
                  <text:p text:style-name="P32"><text:soft-page-break/>Through Index Property</text:p>
                </text:list-item>
                <text:list-item>
                  <text:p text:style-name="P32">Through Dynamic handling through Descriptive Programming.</text:p>
                </text:list-item>
              </text:list>
            </text:list-item>
          </text:list>
        </text:list-item>
      </text:list>
      <text:list xml:id="list5821111990635108826" text:style-name="WWNum13">
        <text:list-item>
          <text:p text:style-name="P33">What function can be used to find the number of occurrences of sub strings within a string?</text:p>
        </text:list-item>
      </text:list>
      <text:p text:style-name="P4">Function Body</text:p>
      <text:p text:style-name="P3">Function Call Statement:</text:p>
      <text:list xml:id="list2002325636113611704" text:style-name="WWNum14">
        <text:list-item>
          <text:p text:style-name="P34">What is the concept of hooking in UFT?</text:p>
        </text:list-item>
        <text:list-item>
          <text:p text:style-name="P34">How to load vbs file to UFT through scripting?</text:p>
        </text:list-item>
        <text:list-item>
          <text:p text:style-name="P34">ExecuteFile "Path of file .vbs "</text:p>
        </text:list-item>
      </text:list>
      <text:list xml:id="list3193787705713543781" text:style-name="WWNum15">
        <text:list-item>
          <text:p text:style-name="P35">What is absolute path and relative path in UFT..? How to access them and what are the differences between them...?</text:p>
        </text:list-item>
      </text:list>
      <text:list xml:id="list4060339176796225662" text:style-name="WWNum16">
        <text:list-item>
          <text:p text:style-name="P36">How do we Access, retrieve and edit the runtime objects in Automation Testing using UFT?</text:p>
        </text:list-item>
        <text:list-item>
          <text:p text:style-name="P36">In how many ways we can use checkpoints to an application using UFT?</text:p>
        </text:list-item>
        <text:list-item>
          <text:p text:style-name="P36">How can we call an external library file in UFT apart from using the Executefile statement..? Is there any other way we can call the external library file in UFT?</text:p>
        </text:list-item>
      </text:list>
      <text:list xml:id="list3145591961788329378" text:style-name="WWNum17">
        <text:list-item>
          <text:p text:style-name="P37">How to load an object repository file in to UFT during runtime?</text:p>
        </text:list-item>
        <text:list-item>
          <text:p text:style-name="P37">We can use RepositoriesCollection method ,</text:p>
        </text:list-item>
      </text:list>
      <text:p text:style-name="P8">Syntax: RepositoriesCollection.Add(shared Object repository file path)</text:p>
      <text:p text:style-name="P8"><text:soft-page-break/>We can also associate this file with AOM concept</text:p>
      <text:list xml:id="list18584052584339761" text:style-name="WWNum18">
        <text:list-item>
          <text:p text:style-name="P38">Is UFT a compiler or interpreter, Can we execute a UFT Script file in a system which does not have UFT installed?</text:p>
        </text:list-item>
        <text:list-item>
          <text:p text:style-name="P38">UFT is an Interpreter. We cannot execute UFT script in another system which does not have UFT installed.</text:p>
        </text:list-item>
      </text:list>
      <text:list xml:id="list270338253780053630" text:style-name="WWNum19">
        <text:list-item>
          <text:p text:style-name="P39">What is the default ordinal identifier in UFT?</text:p>
        </text:list-item>
        <text:list-item>
          <text:p text:style-name="P39">What are the send keys in UFT?</text:p>
        </text:list-item>
      </text:list>
      <text:list xml:id="list7168846881364487538" text:style-name="WWNum20">
        <text:list-item>
          <text:p text:style-name="P40">Send keys are used for sends one or more keystrokes to the active window.</text:p>
        </text:list-item>
      </text:list>
      <text:list xml:id="list8907522943996506674" text:style-name="WWNum21">
        <text:list-item>
          <text:p text:style-name="P41">Suppose there are 100 links in a web page and the number of links will be changing dynamically from time to time. Write a code such that every time it will click on the last Link of the web page?</text:p>
        </text:list-item>
      </text:list>
      <text:p text:style-name="P8">A.</text:p>
      <text:p text:style-name="P8">obj.Click</text:p>
      <text:list xml:id="list71834051304055284" text:style-name="WWNum22">
        <text:list-item>
          <text:p text:style-name="P42">Difference between Dim and Redim Statement?</text:p>
        </text:list-item>
      </text:list>
      <text:p text:style-name="P8">ReDim Customers (100)</text:p>
      <text:list xml:id="list4887008510057818938" text:style-name="WWNum23">
        <text:list-item>
          <text:p text:style-name="P50"/>
        </text:list-item>
      </text:list>
      <text:p text:style-name="P6">Patrici</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0693in" fo:margin-bottom="0.0693in"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693in" fo:margin-bottom="0.0693in"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693in" fo:margin-bottom="0.0693in"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0693in" fo:margin-bottom="0.0693in" fo:line-height="100%"/>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msonormal"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Subtitle1"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listparagraph"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pregtext"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nospacing"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HTML_20_Top_20_of_20_Form" style:display-name="HTML Top of Form" style:family="paragraph" style:parent-style-name="Standard" style:default-outline-level="" style:list-style-name="">
      <style:paragraph-properties fo:margin-top="0in" fo:margin-bottom="0in" fo:line-height="100%" fo:text-align="center" style:justify-single-word="false" fo:padding-left="0in" fo:padding-right="0in" fo:padding-top="0in" fo:padding-bottom="0.0138in" fo:border-left="none" fo:border-right="none" fo:border-top="none" fo:border-bottom="0.0102in solid #00000a"/>
      <style:text-properties style:font-name="Arial1" fo:font-size="8pt" style:font-name-asian="Times New Roman1" style:font-size-asian="8pt" style:font-name-complex="Arial2" style:font-size-complex="8pt" text:display="none"/>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HTML_20_Bottom_20_of_20_Form" style:display-name="HTML Bottom of Form" style:family="paragraph" style:parent-style-name="Standard" style:default-outline-level="" style:list-style-name="">
      <style:paragraph-properties fo:margin-top="0in" fo:margin-bottom="0in" fo:line-height="100%" fo:text-align="center" style:justify-single-word="false" fo:padding-left="0in" fo:padding-right="0in" fo:padding-top="0.0138in" fo:padding-bottom="0in" fo:border-left="none" fo:border-right="none" fo:border-top="0.0102in solid #00000a" fo:border-bottom="none"/>
      <style:text-properties style:font-name="Arial1" fo:font-size="8pt" style:font-name-asian="Times New Roman1" style:font-size-asian="8pt" style:font-name-complex="Arial2" style:font-size-complex="8pt" text:display="non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Heading_20_2_20_Char" style:display-name="Heading 2 Ch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Heading_20_5_20_Char" style:display-name="Heading 5 Char" style:family="text" style:parent-style-name="Default_20_Paragraph_20_Fon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screen-reader-text" style:family="text" style:parent-style-name="Default_20_Paragraph_20_Font"/>
    <style:style style:name="channel-title" style:family="text" style:parent-style-name="Default_20_Paragraph_20_Font"/>
    <style:style style:name="Title1" style:family="text" style:parent-style-name="Default_20_Paragraph_20_Font"/>
    <style:style style:name="label" style:family="text" style:parent-style-name="Default_20_Paragraph_20_Font"/>
    <style:style style:name="influencer-badge" style:family="text" style:parent-style-name="Default_20_Paragraph_20_Font"/>
    <style:style style:name="count" style:family="text" style:parent-style-name="Default_20_Paragraph_20_Font"/>
    <style:style style:name="apple-converted-space" style:family="text" style:parent-style-name="Default_20_Paragraph_20_Font"/>
    <style:style style:name="ic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ke" style:family="text" style:parent-style-name="Default_20_Paragraph_20_Font"/>
    <style:style style:name="action-comment" style:family="text" style:parent-style-name="Default_20_Paragraph_20_Font"/>
    <style:style style:name="likers-see-all" style:family="text" style:parent-style-name="Default_20_Paragraph_20_Font"/>
    <style:style style:name="z-Top_20_of_20_Form_20_Char" style:display-name="z-Top of Form Char" style:family="text" style:parent-style-name="Default_20_Paragraph_20_Font">
      <style:text-properties style:font-name="Arial1" fo:font-size="8pt" style:font-name-asian="Times New Roman1" style:font-size-asian="8pt" style:font-name-complex="Arial2" style:font-size-complex="8pt" text:display="none"/>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2" style:font-size-complex="10pt"/>
    </style:style>
    <style:style style:name="z-Bottom_20_of_20_Form_20_Char" style:display-name="z-Bottom of Form Char" style:family="text" style:parent-style-name="Default_20_Paragraph_20_Font">
      <style:text-properties style:font-name="Arial1" fo:font-size="8pt" style:font-name-asian="Times New Roman1" style:font-size-asian="8pt" style:font-name-complex="Arial2" style:font-size-complex="8pt" text:display="none"/>
    </style:style>
    <style:style style:name="spinner" style:family="text" style:parent-style-name="Default_20_Paragraph_20_Font"/>
    <style:style style:name="text" style:family="text" style:parent-style-name="Default_20_Paragraph_20_Font"/>
    <style:style style:name="glyph" style:family="text" style:parent-style-name="Default_20_Paragraph_20_Font"/>
    <style:style style:name="new-miniprofile-container" style:family="text" style:parent-style-name="Default_20_Paragraph_20_Font"/>
    <style:style style:name="like-comment" style:family="text" style:parent-style-name="Default_20_Paragraph_20_Font"/>
    <style:style style:name="count-container" style:family="text" style:parent-style-name="Default_20_Paragraph_20_Font"/>
    <style:style style:name="reply-comment" style:family="text" style:parent-style-name="Default_20_Paragraph_20_Font"/>
    <style:style style:name="nus-timestamp" style:family="text" style:parent-style-name="Default_20_Paragraph_20_Font"/>
    <style:style style:name="social-indicator-icon" style:family="text" style:parent-style-name="Default_20_Paragraph_20_Font"/>
    <style:style style:name="social-indicator-text" style:family="text" style:parent-style-name="Default_20_Paragraph_20_Font"/>
    <style:style style:name="img-credi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callout-container" style:family="text" style:parent-style-name="Default_20_Paragraph_20_Font"/>
    <style:style style:name="callout-content" style:family="text" style:parent-style-name="Default_20_Paragraph_20_Font"/>
    <style:style style:name="ListLabel_20_1" style:display-name="ListLabel 1" style:family="text">
      <style:text-properties fo:font-size="10pt" style:font-size-asian="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azrin Sultana</meta:initial-creator>
    <meta:editing-cycles>62</meta:editing-cycles>
    <meta:creation-date>2016-08-17T00:54:00</meta:creation-date>
    <dc:date>2017-04-27T12:01:55.09</dc:date>
    <meta:editing-duration>P1DT19H33M49S</meta:editing-duration>
    <meta:generator>OpenOffice/4.1.3$Win32 OpenOffice.org_project/413m1$Build-9783</meta:generator>
    <meta:document-statistic meta:table-count="0" meta:image-count="0" meta:object-count="0" meta:page-count="64" meta:paragraph-count="758" meta:word-count="8039" meta:character-count="505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